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2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4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56" style:family="table-cell" style:parent-style-name="Default">
      <style:table-cell-properties fo:background-color="transparent" fo:padding="0.071cm"/>
    </style:style>
    <style:style style:name="ce57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5" style:family="table-cell" style:parent-style-name="Default">
      <style:table-cell-properties style:diagonal-bl-tr="none" style:diagonal-tl-br="none" fo:border="0.035cm solid #c0c0c0" style:rotation-align="none"/>
    </style:style>
    <style:style style:name="ce7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4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7" office:value-type="string" table:number-columns-spanned="4" table:number-rows-spanned="1">
            <text:p>Proyecto</text:p>
          </table:table-cell>
          <table:covered-table-cell table:style-name="ce7"/>
          <table:covered-table-cell table:style-name="ce7"/>
          <table:covered-table-cell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8" office:value-type="string" table:number-columns-spanned="4" table:number-rows-spanned="1">
            <text:p>UMBOOK</text:p>
          </table:table-cell>
          <table:covered-table-cell table:style-name="ce8"/>
          <table:covered-table-cell table:style-name="ce8"/>
          <table:covered-table-cell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4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VALUE!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51" table:formula="of:=IF([.V5]=&quot;&quot;;&quot; &quot;;CHOOSE(WEEKDAY([.V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W5]=&quot;&quot;;&quot; &quot;;CHOOSE(WEEKDAY([.W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X5]=&quot;&quot;;&quot; &quot;;CHOOSE(WEEKDAY([.X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Y5]=&quot;&quot;;&quot; &quot;;CHOOSE(WEEKDAY([.Y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Z5]=&quot;&quot;;&quot; &quot;;CHOOSE(WEEKDAY([.Z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A5]=&quot;&quot;;&quot; &quot;;CHOOSE(WEEKDAY([.AA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B5]=&quot;&quot;;&quot; &quot;;CHOOSE(WEEKDAY([.AB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C5]=&quot;&quot;;&quot; &quot;;CHOOSE(WEEKDAY([.AC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D5]=&quot;&quot;;&quot; &quot;;CHOOSE(WEEKDAY([.AD5];2);&quot;L&quot;;&quot;M&quot;;&quot;X&quot;;&quot;J&quot;;&quot;V&quot;;&quot;S&quot;;&quot;D&quot;))" office:value-type="float" office:value="0">
            <text:p>#N/A</text:p>
          </table:table-cell>
          <table:table-cell table:style-name="ce51" table:formula="of:=IF([.AE5]=&quot;&quot;;&quot; &quot;;CHOOSE(WEEKDAY([.AE5];2);&quot;L&quot;;&quot;M&quot;;&quot;X&quot;;&quot;J&quot;;&quot;V&quot;;&quot;S&quot;;&quot;D&quot;))" office:value-type="float" office:value="0">
            <text:p>#N/A</text:p>
          </table:table-cell>
          <table:table-cell table:style-name="ce5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6">
          <table:table-cell table:style-name="ce27" table:number-columns-repeated="7"/>
          <table:table-cell table:style-name="ce45" table:formula="of:=[$Config.D9]" office:value-type="float" office:value="2">
            <text:p>1-ene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4"/>
          <table:table-cell table:style-name="ce27" table:number-columns-repeated="992"/>
        </table:table-row>
        <table:table-row table:style-name="ro7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style-name="ce38"/>
          <table:covered-table-cell table:style-name="ce38"/>
          <table:table-cell table:style-name="ce46" table:formula="of:=COUNTIF([.H10:.H1002];&quot;&gt;0&quot;)" office:value-type="float" office:value="16">
            <text:p>16</text:p>
          </table:table-cell>
          <table:table-cell table:style-name="ce46" table:formula="of:=COUNTIF([.I10:.I1002];&quot;&gt;0&quot;)" office:value-type="float" office:value="0">
            <text:p>0</text:p>
          </table:table-cell>
          <table:table-cell table:style-name="ce46" table:formula="of:=COUNTIF([.J10:.J1002];&quot;&gt;0&quot;)" office:value-type="float" office:value="0">
            <text:p>0</text:p>
          </table:table-cell>
          <table:table-cell table:style-name="ce46" table:formula="of:=COUNTIF([.K10:.K1002];&quot;&gt;0&quot;)" office:value-type="float" office:value="0">
            <text:p>0</text:p>
          </table:table-cell>
          <table:table-cell table:style-name="ce46" table:formula="of:=COUNTIF([.L10:.L1002];&quot;&gt;0&quot;)" office:value-type="float" office:value="0">
            <text:p>0</text:p>
          </table:table-cell>
          <table:table-cell table:style-name="ce46" table:formula="of:=COUNTIF([.M10:.M1002];&quot;&gt;0&quot;)" office:value-type="float" office:value="0">
            <text:p>0</text:p>
          </table:table-cell>
          <table:table-cell table:style-name="ce46" table:formula="of:=COUNTIF([.N10:.N1002];&quot;&gt;0&quot;)" office:value-type="float" office:value="0">
            <text:p>0</text:p>
          </table:table-cell>
          <table:table-cell table:style-name="ce46" table:formula="of:=COUNTIF([.O10:.O1002];&quot;&gt;0&quot;)" office:value-type="float" office:value="0">
            <text:p>0</text:p>
          </table:table-cell>
          <table:table-cell table:style-name="ce46" table:formula="of:=COUNTIF([.P10:.P1002];&quot;&gt;0&quot;)" office:value-type="float" office:value="0">
            <text:p>0</text:p>
          </table:table-cell>
          <table:table-cell table:style-name="ce46" table:formula="of:=COUNTIF([.Q10:.Q1002];&quot;&gt;0&quot;)" office:value-type="float" office:value="0">
            <text:p>0</text:p>
          </table:table-cell>
          <table:table-cell table:style-name="ce46" table:formula="of:=COUNTIF([.R10:.R1002];&quot;&gt;0&quot;)" office:value-type="float" office:value="0">
            <text:p>0</text:p>
          </table:table-cell>
          <table:table-cell table:style-name="ce46" table:formula="of:=COUNTIF([.S10:.S1002];&quot;&gt;0&quot;)" office:value-type="float" office:value="0">
            <text:p>0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5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7" table:formula="of:=[$Config.A14]" office:value-type="string" office:string-value="Requerimientos">
            <text:p>Requerimientos</text:p>
          </table:table-cell>
          <table:table-cell table:style-name="ce57" table:formula="of:=[$Config.B14]" office:value-type="string" office:string-value="Pendiente">
            <text:p>Pendiente</text:p>
          </table:table-cell>
          <table:table-cell table:style-name="ce57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8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style-name="ce39"/>
          <table:covered-table-cell table:style-name="ce39"/>
          <table:table-cell table:style-name="ce47" table:formula="of:=SUM([.H9:.H1002])" office:value-type="float" office:value="152">
            <text:p>152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7" table:formula="of:=[$Config.A15]" office:value-type="string" office:string-value="Análisis">
            <text:p>Análisis</text:p>
          </table:table-cell>
          <table:table-cell table:style-name="ce57" table:formula="of:=[$Config.B15]" office:value-type="string" office:string-value="En curso">
            <text:p>En curso</text:p>
          </table:table-cell>
          <table:table-cell table:style-name="ce57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9">
          <table:table-cell table:style-name="ce28" office:value-type="string" table:number-columns-spanned="7" table:number-rows-spanned="1">
            <text:p>BACKLOG DEL SPRINT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7" table:formula="of:=[$Config.A16]" office:value-type="string" office:string-value="Diseño">
            <text:p>Diseño</text:p>
          </table:table-cell>
          <table:table-cell table:style-name="ce57" table:formula="of:=[$Config.B16]" office:value-type="string" office:string-value="Terminada">
            <text:p>Terminada</text:p>
          </table:table-cell>
          <table:table-cell table:style-name="ce57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8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style-name="ce32"/>
          <table:covered-table-cell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56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7" table:formula="of:=[$Config.A17]" office:value-type="string" office:string-value="Implementación">
            <text:p>Implementación</text:p>
          </table:table-cell>
          <table:table-cell table:style-name="ce57" table:formula="of:=[$Config.B17]" office:value-type="string" office:string-value="Eliminada">
            <text:p>Eliminada</text:p>
          </table:table-cell>
          <table:table-cell table:style-name="ce57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10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7" table:formula="of:=[$Config.A18]" office:value-type="string" office:string-value="Prueba">
            <text:p>Prueba</text:p>
          </table:table-cell>
          <table:table-cell table:style-name="ce57" table:formula="of:=[$Config.B18]" office:value-type="float" office:value="0">
            <text:p>0</text:p>
          </table:table-cell>
          <table:table-cell table:style-name="ce57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2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7" table:formula="of:=[$Config.A19]" office:value-type="string" office:string-value="Reunión">
            <text:p>Reunión</text:p>
          </table:table-cell>
          <table:table-cell table:style-name="ce57" table:formula="of:=[$Config.B19]" office:value-type="float" office:value="0">
            <text:p>0</text:p>
          </table:table-cell>
          <table:table-cell table:style-name="ce57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7" table:formula="of:=[$Config.A20]" office:value-type="float" office:value="0">
            <text:p>0</text:p>
          </table:table-cell>
          <table:table-cell table:style-name="ce57" table:formula="of:=[$Config.B20]" office:value-type="float" office:value="0">
            <text:p>0</text:p>
          </table:table-cell>
          <table:table-cell table:style-name="ce57" table:formula="of:=[$Config.C20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7" table:formula="of:=[$Config.A21]" office:value-type="float" office:value="0">
            <text:p>0</text:p>
          </table:table-cell>
          <table:table-cell table:style-name="ce57" table:formula="of:=[$Config.B21]" office:value-type="float" office:value="0">
            <text:p>0</text:p>
          </table:table-cell>
          <table:table-cell table:style-name="ce57" table:formula="of:=[$Config.C21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7" table:formula="of:=[$Config.A22]" office:value-type="float" office:value="0">
            <text:p>0</text:p>
          </table:table-cell>
          <table:table-cell table:style-name="ce57" table:formula="of:=[$Config.B22]" office:value-type="float" office:value="0">
            <text:p>0</text:p>
          </table:table-cell>
          <table:table-cell table:style-name="ce57" table:formula="of:=[$Config.C22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7" table:formula="of:=[$Config.A23]" office:value-type="float" office:value="0">
            <text:p>0</text:p>
          </table:table-cell>
          <table:table-cell table:style-name="ce57" table:formula="of:=[$Config.B23]" office:value-type="float" office:value="0">
            <text:p>0</text:p>
          </table:table-cell>
          <table:table-cell table:style-name="ce57" table:formula="of:=[$Config.C23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7" table:formula="of:=[$Config.A24]" office:value-type="float" office:value="0">
            <text:p>0</text:p>
          </table:table-cell>
          <table:table-cell table:style-name="ce57" table:formula="of:=[$Config.B24]" office:value-type="float" office:value="0">
            <text:p>0</text:p>
          </table:table-cell>
          <table:table-cell table:style-name="ce57" table:formula="of:=[$Config.C24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7" table:formula="of:=[$Config.A25]" office:value-type="float" office:value="0">
            <text:p>0</text:p>
          </table:table-cell>
          <table:table-cell table:style-name="ce57" table:formula="of:=[$Config.B25]" office:value-type="float" office:value="0">
            <text:p>0</text:p>
          </table:table-cell>
          <table:table-cell table:style-name="ce57" table:formula="of:=[$Config.C25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7" table:formula="of:=[$Config.G14]" office:value-type="float" office:value="0">
            <text:p>0</text:p>
          </table:table-cell>
          <table:table-cell table:style-name="ce57" table:formula="of:=[$Config.H14]" office:value-type="float" office:value="0">
            <text:p>0</text:p>
          </table:table-cell>
          <table:table-cell table:style-name="ce57" table:formula="of:=[$Config.I14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13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4"/>
          <table:table-cell table:style-name="ce50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4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4" table:number-rows-repeated="490">
          <table:table-cell table:number-columns-repeated="1024"/>
        </table:table-row>
        <table:table-row table:style-name="ro4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áficos" table:style-name="ta7" table:print="false"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4">
          <table:table-cell table:style-name="ce58"/>
          <table:table-cell/>
          <table:table-cell table:style-name="ce64"/>
          <table:table-cell table:style-name="ce65"/>
          <table:table-cell table:style-name="ce66"/>
          <table:table-cell table:number-columns-repeated="1019"/>
        </table:table-row>
        <table:table-row table:style-name="ro4">
          <table:table-cell table:style-name="ce58"/>
          <table:table-cell table:style-name="ce60" office:value-type="string" table:number-columns-spanned="15" table:number-rows-spanned="1">
            <text:p>Proyecto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/>
          <table:table-cell table:style-name="ce67" office:value-type="string" table:number-columns-spanned="2" table:number-rows-spanned="1">
            <text:p>SPRINT</text:p>
          </table:table-cell>
          <table:covered-table-cell table:style-name="ce67"/>
          <table:table-cell table:style-name="ce68" office:value-type="string" table:number-columns-spanned="2" table:number-rows-spanned="1">
            <text:p>INICIO</text:p>
          </table:table-cell>
          <table:covered-table-cell table:style-name="ce68"/>
          <table:table-cell table:style-name="ce70" office:value-type="string" table:number-columns-spanned="2" table:number-rows-spanned="1">
            <text:p>DÍAS</text:p>
          </table:table-cell>
          <table:covered-table-cell table:style-name="ce70"/>
          <table:table-cell table:number-columns-repeated="1001"/>
        </table:table-row>
        <table:table-row table:style-name="ro4">
          <table:table-cell table:style-name="ce58"/>
          <table:table-cell table:style-name="ce61" table:formula="of:=[$Config.A6]" office:value-type="string" office:string-value="UMBOOK" table:number-columns-spanned="15" table:number-rows-spanned="1">
            <text:p>UMBOOK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/>
          <table:table-cell table:style-name="ce61" table:formula="of:=[$Config.A9]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9" table:formula="of:=[$Config.B9]" office:value-type="float" office:value="40644" table:number-columns-spanned="2" table:number-rows-spanned="1">
            <text:p>11-abr-11</text:p>
          </table:table-cell>
          <table:covered-table-cell table:style-name="ce69"/>
          <table:table-cell table:style-name="ce71" table:formula="of:=[$Config.C9]" office:value-type="float" office:value="14" table:number-columns-spanned="2" table:number-rows-spanned="1">
            <text:p>14</text:p>
          </table:table-cell>
          <table:covered-table-cell table:style-name="ce71"/>
          <table:table-cell table:number-columns-repeated="1001"/>
        </table:table-row>
        <table:table-row table:style-name="ro4">
          <table:table-cell table:style-name="ce58"/>
          <table:table-cell/>
          <table:table-cell table:style-name="ce64"/>
          <table:table-cell table:style-name="ce65"/>
          <table:table-cell table:style-name="ce66"/>
          <table:table-cell table:number-columns-repeated="1019"/>
        </table:table-row>
        <table:table-row table:style-name="ro4">
          <table:table-cell table:style-name="ce58">
            <draw:frame table:end-cell-address="Gráficos.X20" table:end-x="0.286cm" table:end-y="0.184cm" draw:z-index="0" draw:name="Chart 1" draw:style-name="gr2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4"/>
          <table:table-cell table:style-name="ce65"/>
          <table:table-cell table:style-name="ce66"/>
          <table:table-cell table:number-columns-repeated="1019"/>
        </table:table-row>
        <table:table-row table:style-name="ro4" table:number-rows-repeated="15">
          <table:table-cell table:style-name="ce58"/>
          <table:table-cell table:number-columns-repeated="1023"/>
        </table:table-row>
        <table:table-row table:style-name="ro4">
          <table:table-cell table:style-name="ce58">
            <draw:frame table:end-cell-address="Gráficos.X36" table:end-x="0.317cm" table:end-y="0.185cm" draw:z-index="1" draw:name="Chart 2" draw:style-name="gr2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5">
          <table:table-cell table:style-name="ce58"/>
          <table:table-cell table:number-columns-repeated="1023"/>
        </table:table-row>
        <table:table-row table:style-name="ro4">
          <table:table-cell table:style-name="ce58">
            <draw:frame table:end-cell-address="Gráficos.X53" table:end-x="0.484cm" table:end-y="0.004cm" draw:z-index="2" draw:name="Chart 3" draw:style-name="gr2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8">
          <table:table-cell table:style-name="ce58"/>
          <table:table-cell table:number-columns-repeated="1023"/>
        </table:table-row>
        <table:table-row table:style-name="ro14">
          <table:table-cell table:style-name="ce58"/>
          <table:table-cell table:number-columns-repeated="1023"/>
        </table:table-row>
        <table:table-row table:style-name="ro6">
          <table:table-cell table:style-name="ce58"/>
          <table:table-cell table:style-name="ce62" table:formula="of:=[$Estimacion_Tiempos.H5]" office:value-type="float" office:value="2">
            <text:p>1-ene</text:p>
          </table:table-cell>
          <table:table-cell table:style-name="ce62" table:formula="of:=[$Estimacion_Tiempos.I5]" office:value-type="string" office:string-value="12 – abr">
            <text:p>12 – abr</text:p>
          </table:table-cell>
          <table:table-cell table:style-name="ce62" table:formula="of:=[$Estimacion_Tiempos.J5]" office:value-type="string" office:string-value="13 – abr">
            <text:p>13 – abr</text:p>
          </table:table-cell>
          <table:table-cell table:style-name="ce62" table:formula="of:=[$Estimacion_Tiempos.K5]" office:value-type="string" office:string-value="14-abr">
            <text:p>14-abr</text:p>
          </table:table-cell>
          <table:table-cell table:style-name="ce62" table:formula="of:=[$Estimacion_Tiempos.L5]" office:value-type="string" office:string-value="15 -abr">
            <text:p>15 -abr</text:p>
          </table:table-cell>
          <table:table-cell table:style-name="ce62" table:formula="of:=[$Estimacion_Tiempos.M5]" office:value-type="string" office:string-value="16-abr">
            <text:p>16-abr</text:p>
          </table:table-cell>
          <table:table-cell table:style-name="ce62" table:formula="of:=[$Estimacion_Tiempos.N5]" office:value-type="string" office:string-value="17-abr">
            <text:p>17-abr</text:p>
          </table:table-cell>
          <table:table-cell table:style-name="ce62" table:formula="of:=[$Estimacion_Tiempos.O5]" office:value-type="string" office:string-value="18-abr">
            <text:p>18-abr</text:p>
          </table:table-cell>
          <table:table-cell table:style-name="ce62" table:formula="of:=[$Estimacion_Tiempos.P5]" office:value-type="string" office:string-value="19-abr">
            <text:p>19-abr</text:p>
          </table:table-cell>
          <table:table-cell table:style-name="ce62" table:formula="of:=[$Estimacion_Tiempos.Q5]" office:value-type="string" office:string-value="20-abr">
            <text:p>20-abr</text:p>
          </table:table-cell>
          <table:table-cell table:style-name="ce62" table:formula="of:=[$Estimacion_Tiempos.R5]" office:value-type="string" office:string-value="21-abr">
            <text:p>21-abr</text:p>
          </table:table-cell>
          <table:table-cell table:style-name="ce62" table:formula="of:=[$Estimacion_Tiempos.S5]" office:value-type="string" office:string-value="22-abr">
            <text:p>22-abr</text:p>
          </table:table-cell>
          <table:table-cell table:style-name="ce62" table:formula="of:=[$Estimacion_Tiempos.T5]" office:value-type="string" office:string-value="23-abr">
            <text:p>23-abr</text:p>
          </table:table-cell>
          <table:table-cell table:style-name="ce62" table:formula="of:=[$Estimacion_Tiempos.U5]" office:value-type="string" office:string-value="24-abr">
            <text:p>24-abr</text:p>
          </table:table-cell>
          <table:table-cell table:style-name="ce62" table:formula="of:=[$Estimacion_Tiempos.V5]" office:value-type="float" office:value="0">
            <text:p>#N/A</text:p>
          </table:table-cell>
          <table:table-cell table:style-name="ce62" table:formula="of:=[$Estimacion_Tiempos.W5]" office:value-type="float" office:value="0">
            <text:p>#N/A</text:p>
          </table:table-cell>
          <table:table-cell table:style-name="ce62" table:formula="of:=[$Estimacion_Tiempos.X5]" office:value-type="float" office:value="0">
            <text:p>#N/A</text:p>
          </table:table-cell>
          <table:table-cell table:style-name="ce62" table:formula="of:=[$Estimacion_Tiempos.Y5]" office:value-type="float" office:value="0">
            <text:p>#N/A</text:p>
          </table:table-cell>
          <table:table-cell table:style-name="ce62" table:formula="of:=[$Estimacion_Tiempos.Z5]" office:value-type="float" office:value="0">
            <text:p>#N/A</text:p>
          </table:table-cell>
          <table:table-cell table:style-name="ce62" table:formula="of:=[$Estimacion_Tiempos.AA5]" office:value-type="float" office:value="0">
            <text:p>#N/A</text:p>
          </table:table-cell>
          <table:table-cell table:style-name="ce62" table:formula="of:=[$Estimacion_Tiempos.AB5]" office:value-type="float" office:value="0">
            <text:p>#N/A</text:p>
          </table:table-cell>
          <table:table-cell table:style-name="ce62" table:formula="of:=[$Estimacion_Tiempos.AC5]" office:value-type="float" office:value="0">
            <text:p>#N/A</text:p>
          </table:table-cell>
          <table:table-cell table:style-name="ce62" table:formula="of:=[$Estimacion_Tiempos.AD5]" office:value-type="float" office:value="0">
            <text:p>#N/A</text:p>
          </table:table-cell>
          <table:table-cell table:style-name="ce62" table:formula="of:=[$Estimacion_Tiempos.AE5]" office:value-type="float" office:value="0">
            <text:p>#N/A</text:p>
          </table:table-cell>
          <table:table-cell table:number-columns-repeated="999"/>
        </table:table-row>
        <table:table-row table:style-name="ro4">
          <table:table-cell table:style-name="ce59" table:formula="of:=[$Config.C14]" office:value-type="string" office:string-value="Chelo">
            <text:p>Chelo</text:p>
          </table:table-cell>
          <table:table-cell table:style-name="ce63" table:formula="of:=SUMIF([$Estimacion_Tiempos.$G$10:.$G$1002];[.$A58];[$Estimacion_Tiempos.H$10:.H$1002])" office:value-type="float" office:value="0">
            <text:p>0</text:p>
          </table:table-cell>
          <table:table-cell table:style-name="ce63" table:formula="of:=SUMIF([$Estimacion_Tiempos.$G$10:.$G$1002];[.$A58];[$Estimacion_Tiempos.I$10:.I$1002])" office:value-type="float" office:value="0">
            <text:p>0</text:p>
          </table:table-cell>
          <table:table-cell table:style-name="ce63" table:formula="of:=SUMIF([$Estimacion_Tiempos.$G$10:.$G$1002];[.$A58];[$Estimacion_Tiempos.J$10:.J$1002])" office:value-type="float" office:value="0">
            <text:p>0</text:p>
          </table:table-cell>
          <table:table-cell table:style-name="ce63" table:formula="of:=SUMIF([$Estimacion_Tiempos.$G$10:.$G$1002];[.$A58];[$Estimacion_Tiempos.K$10:.K$1002])" office:value-type="float" office:value="0">
            <text:p>0</text:p>
          </table:table-cell>
          <table:table-cell table:style-name="ce63" table:formula="of:=SUMIF([$Estimacion_Tiempos.$G$10:.$G$1002];[.$A58];[$Estimacion_Tiempos.L$10:.L$1002])" office:value-type="float" office:value="0">
            <text:p>0</text:p>
          </table:table-cell>
          <table:table-cell table:style-name="ce63" table:formula="of:=SUMIF([$Estimacion_Tiempos.$G$10:.$G$1002];[.$A58];[$Estimacion_Tiempos.M$10:.M$1002])" office:value-type="float" office:value="0">
            <text:p>0</text:p>
          </table:table-cell>
          <table:table-cell table:style-name="ce63" table:formula="of:=SUMIF([$Estimacion_Tiempos.$G$10:.$G$1002];[.$A58];[$Estimacion_Tiempos.N$10:.N$1002])" office:value-type="float" office:value="0">
            <text:p>0</text:p>
          </table:table-cell>
          <table:table-cell table:style-name="ce63" table:formula="of:=SUMIF([$Estimacion_Tiempos.$G$10:.$G$1002];[.$A58];[$Estimacion_Tiempos.O$10:.O$1002])" office:value-type="float" office:value="0">
            <text:p>0</text:p>
          </table:table-cell>
          <table:table-cell table:style-name="ce63" table:formula="of:=SUMIF([$Estimacion_Tiempos.$G$10:.$G$1002];[.$A58];[$Estimacion_Tiempos.P$10:.P$1002])" office:value-type="float" office:value="0">
            <text:p>0</text:p>
          </table:table-cell>
          <table:table-cell table:style-name="ce63" table:formula="of:=SUMIF([$Estimacion_Tiempos.$G$10:.$G$1002];[.$A58];[$Estimacion_Tiempos.Q$10:.Q$1002])" office:value-type="float" office:value="0">
            <text:p>0</text:p>
          </table:table-cell>
          <table:table-cell table:style-name="ce63" table:formula="of:=SUMIF([$Estimacion_Tiempos.$G$10:.$G$1002];[.$A58];[$Estimacion_Tiempos.R$10:.R$1002])" office:value-type="float" office:value="0">
            <text:p>0</text:p>
          </table:table-cell>
          <table:table-cell table:style-name="ce63" table:formula="of:=SUMIF([$Estimacion_Tiempos.$G$10:.$G$1002];[.$A58];[$Estimacion_Tiempos.S$10:.S$1002])" office:value-type="float" office:value="0">
            <text:p>0</text:p>
          </table:table-cell>
          <table:table-cell table:style-name="ce63" table:formula="of:=SUMIF([$Estimacion_Tiempos.$G$10:.$G$1002];[.$A58];[$Estimacion_Tiempos.T$10:.T$1002])" office:value-type="float" office:value="0">
            <text:p>0</text:p>
          </table:table-cell>
          <table:table-cell table:style-name="ce63" table:formula="of:=SUMIF([$Estimacion_Tiempos.$G$10:.$G$1002];[.$A58];[$Estimacion_Tiempos.U$10:.U$1002])" office:value-type="float" office:value="0">
            <text:p>0</text:p>
          </table:table-cell>
          <table:table-cell table:style-name="ce63" table:formula="of:=SUMIF([$Estimacion_Tiempos.$G$10:.$G$1002];[.$A58];[$Estimacion_Tiempos.V$10:.V$1002])" office:value-type="float" office:value="0">
            <text:p>0</text:p>
          </table:table-cell>
          <table:table-cell table:style-name="ce63" table:formula="of:=SUMIF([$Estimacion_Tiempos.$G$10:.$G$1002];[.$A58];[$Estimacion_Tiempos.W$10:.W$1002])" office:value-type="float" office:value="0">
            <text:p>0</text:p>
          </table:table-cell>
          <table:table-cell table:style-name="ce63" table:formula="of:=SUMIF([$Estimacion_Tiempos.$G$10:.$G$1002];[.$A58];[$Estimacion_Tiempos.X$10:.X$1002])" office:value-type="float" office:value="0">
            <text:p>0</text:p>
          </table:table-cell>
          <table:table-cell table:style-name="ce63" table:formula="of:=SUMIF([$Estimacion_Tiempos.$G$10:.$G$1002];[.$A58];[$Estimacion_Tiempos.Y$10:.Y$1002])" office:value-type="float" office:value="0">
            <text:p>0</text:p>
          </table:table-cell>
          <table:table-cell table:style-name="ce63" table:formula="of:=SUMIF([$Estimacion_Tiempos.$G$10:.$G$1002];[.$A58];[$Estimacion_Tiempos.Z$10:.Z$1002])" office:value-type="float" office:value="0">
            <text:p>0</text:p>
          </table:table-cell>
          <table:table-cell table:style-name="ce63" table:formula="of:=SUMIF([$Estimacion_Tiempos.$G$10:.$G$1002];[.$A58];[$Estimacion_Tiempos.AA$10:.AA$1002])" office:value-type="float" office:value="0">
            <text:p>0</text:p>
          </table:table-cell>
          <table:table-cell table:style-name="ce63" table:formula="of:=SUMIF([$Estimacion_Tiempos.$G$10:.$G$1002];[.$A58];[$Estimacion_Tiempos.AB$10:.AB$1002])" office:value-type="float" office:value="0">
            <text:p>0</text:p>
          </table:table-cell>
          <table:table-cell table:style-name="ce63" table:formula="of:=SUMIF([$Estimacion_Tiempos.$G$10:.$G$1002];[.$A58];[$Estimacion_Tiempos.AC$10:.AC$1002])" office:value-type="float" office:value="0">
            <text:p>0</text:p>
          </table:table-cell>
          <table:table-cell table:style-name="ce63" table:formula="of:=SUMIF([$Estimacion_Tiempos.$G$10:.$G$1002];[.$A58];[$Estimacion_Tiempos.AD$10:.AD$1002])" office:value-type="float" office:value="0">
            <text:p>0</text:p>
          </table:table-cell>
          <table:table-cell table:style-name="ce63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5]" office:value-type="string" office:string-value="Lean">
            <text:p>Lean</text:p>
          </table:table-cell>
          <table:table-cell table:style-name="ce63" table:formula="of:=SUMIF([$Estimacion_Tiempos.$G$10:.$G$1002];[.$A59];[$Estimacion_Tiempos.H$10:.H$1002])" office:value-type="float" office:value="0">
            <text:p>0</text:p>
          </table:table-cell>
          <table:table-cell table:style-name="ce63" table:formula="of:=SUMIF([$Estimacion_Tiempos.$G$10:.$G$1002];[.$A59];[$Estimacion_Tiempos.I$10:.I$1002])" office:value-type="float" office:value="0">
            <text:p>0</text:p>
          </table:table-cell>
          <table:table-cell table:style-name="ce63" table:formula="of:=SUMIF([$Estimacion_Tiempos.$G$10:.$G$1002];[.$A59];[$Estimacion_Tiempos.J$10:.J$1002])" office:value-type="float" office:value="0">
            <text:p>0</text:p>
          </table:table-cell>
          <table:table-cell table:style-name="ce63" table:formula="of:=SUMIF([$Estimacion_Tiempos.$G$10:.$G$1002];[.$A59];[$Estimacion_Tiempos.K$10:.K$1002])" office:value-type="float" office:value="0">
            <text:p>0</text:p>
          </table:table-cell>
          <table:table-cell table:style-name="ce63" table:formula="of:=SUMIF([$Estimacion_Tiempos.$G$10:.$G$1002];[.$A59];[$Estimacion_Tiempos.L$10:.L$1002])" office:value-type="float" office:value="0">
            <text:p>0</text:p>
          </table:table-cell>
          <table:table-cell table:style-name="ce63" table:formula="of:=SUMIF([$Estimacion_Tiempos.$G$10:.$G$1002];[.$A59];[$Estimacion_Tiempos.M$10:.M$1002])" office:value-type="float" office:value="0">
            <text:p>0</text:p>
          </table:table-cell>
          <table:table-cell table:style-name="ce63" table:formula="of:=SUMIF([$Estimacion_Tiempos.$G$10:.$G$1002];[.$A59];[$Estimacion_Tiempos.N$10:.N$1002])" office:value-type="float" office:value="0">
            <text:p>0</text:p>
          </table:table-cell>
          <table:table-cell table:style-name="ce63" table:formula="of:=SUMIF([$Estimacion_Tiempos.$G$10:.$G$1002];[.$A59];[$Estimacion_Tiempos.O$10:.O$1002])" office:value-type="float" office:value="0">
            <text:p>0</text:p>
          </table:table-cell>
          <table:table-cell table:style-name="ce63" table:formula="of:=SUMIF([$Estimacion_Tiempos.$G$10:.$G$1002];[.$A59];[$Estimacion_Tiempos.P$10:.P$1002])" office:value-type="float" office:value="0">
            <text:p>0</text:p>
          </table:table-cell>
          <table:table-cell table:style-name="ce63" table:formula="of:=SUMIF([$Estimacion_Tiempos.$G$10:.$G$1002];[.$A59];[$Estimacion_Tiempos.Q$10:.Q$1002])" office:value-type="float" office:value="0">
            <text:p>0</text:p>
          </table:table-cell>
          <table:table-cell table:style-name="ce63" table:formula="of:=SUMIF([$Estimacion_Tiempos.$G$10:.$G$1002];[.$A59];[$Estimacion_Tiempos.R$10:.R$1002])" office:value-type="float" office:value="0">
            <text:p>0</text:p>
          </table:table-cell>
          <table:table-cell table:style-name="ce63" table:formula="of:=SUMIF([$Estimacion_Tiempos.$G$10:.$G$1002];[.$A59];[$Estimacion_Tiempos.S$10:.S$1002])" office:value-type="float" office:value="0">
            <text:p>0</text:p>
          </table:table-cell>
          <table:table-cell table:style-name="ce63" table:formula="of:=SUMIF([$Estimacion_Tiempos.$G$10:.$G$1002];[.$A59];[$Estimacion_Tiempos.T$10:.T$1002])" office:value-type="float" office:value="0">
            <text:p>0</text:p>
          </table:table-cell>
          <table:table-cell table:style-name="ce63" table:formula="of:=SUMIF([$Estimacion_Tiempos.$G$10:.$G$1002];[.$A59];[$Estimacion_Tiempos.U$10:.U$1002])" office:value-type="float" office:value="0">
            <text:p>0</text:p>
          </table:table-cell>
          <table:table-cell table:style-name="ce63" table:formula="of:=SUMIF([$Estimacion_Tiempos.$G$10:.$G$1002];[.$A59];[$Estimacion_Tiempos.V$10:.V$1002])" office:value-type="float" office:value="0">
            <text:p>0</text:p>
          </table:table-cell>
          <table:table-cell table:style-name="ce63" table:formula="of:=SUMIF([$Estimacion_Tiempos.$G$10:.$G$1002];[.$A59];[$Estimacion_Tiempos.W$10:.W$1002])" office:value-type="float" office:value="0">
            <text:p>0</text:p>
          </table:table-cell>
          <table:table-cell table:style-name="ce63" table:formula="of:=SUMIF([$Estimacion_Tiempos.$G$10:.$G$1002];[.$A59];[$Estimacion_Tiempos.X$10:.X$1002])" office:value-type="float" office:value="0">
            <text:p>0</text:p>
          </table:table-cell>
          <table:table-cell table:style-name="ce63" table:formula="of:=SUMIF([$Estimacion_Tiempos.$G$10:.$G$1002];[.$A59];[$Estimacion_Tiempos.Y$10:.Y$1002])" office:value-type="float" office:value="0">
            <text:p>0</text:p>
          </table:table-cell>
          <table:table-cell table:style-name="ce63" table:formula="of:=SUMIF([$Estimacion_Tiempos.$G$10:.$G$1002];[.$A59];[$Estimacion_Tiempos.Z$10:.Z$1002])" office:value-type="float" office:value="0">
            <text:p>0</text:p>
          </table:table-cell>
          <table:table-cell table:style-name="ce63" table:formula="of:=SUMIF([$Estimacion_Tiempos.$G$10:.$G$1002];[.$A59];[$Estimacion_Tiempos.AA$10:.AA$1002])" office:value-type="float" office:value="0">
            <text:p>0</text:p>
          </table:table-cell>
          <table:table-cell table:style-name="ce63" table:formula="of:=SUMIF([$Estimacion_Tiempos.$G$10:.$G$1002];[.$A59];[$Estimacion_Tiempos.AB$10:.AB$1002])" office:value-type="float" office:value="0">
            <text:p>0</text:p>
          </table:table-cell>
          <table:table-cell table:style-name="ce63" table:formula="of:=SUMIF([$Estimacion_Tiempos.$G$10:.$G$1002];[.$A59];[$Estimacion_Tiempos.AC$10:.AC$1002])" office:value-type="float" office:value="0">
            <text:p>0</text:p>
          </table:table-cell>
          <table:table-cell table:style-name="ce63" table:formula="of:=SUMIF([$Estimacion_Tiempos.$G$10:.$G$1002];[.$A59];[$Estimacion_Tiempos.AD$10:.AD$1002])" office:value-type="float" office:value="0">
            <text:p>0</text:p>
          </table:table-cell>
          <table:table-cell table:style-name="ce63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6]" office:value-type="string" office:string-value="Pela">
            <text:p>Pela</text:p>
          </table:table-cell>
          <table:table-cell table:style-name="ce63" table:formula="of:=SUMIF([$Estimacion_Tiempos.$G$10:.$G$1002];[.$A60];[$Estimacion_Tiempos.H$10:.H$1002])" office:value-type="float" office:value="72">
            <text:p>72</text:p>
          </table:table-cell>
          <table:table-cell table:style-name="ce63" table:formula="of:=SUMIF([$Estimacion_Tiempos.$G$10:.$G$1002];[.$A60];[$Estimacion_Tiempos.I$10:.I$1002])" office:value-type="float" office:value="0">
            <text:p>0</text:p>
          </table:table-cell>
          <table:table-cell table:style-name="ce63" table:formula="of:=SUMIF([$Estimacion_Tiempos.$G$10:.$G$1002];[.$A60];[$Estimacion_Tiempos.J$10:.J$1002])" office:value-type="float" office:value="0">
            <text:p>0</text:p>
          </table:table-cell>
          <table:table-cell table:style-name="ce63" table:formula="of:=SUMIF([$Estimacion_Tiempos.$G$10:.$G$1002];[.$A60];[$Estimacion_Tiempos.K$10:.K$1002])" office:value-type="float" office:value="0">
            <text:p>0</text:p>
          </table:table-cell>
          <table:table-cell table:style-name="ce63" table:formula="of:=SUMIF([$Estimacion_Tiempos.$G$10:.$G$1002];[.$A60];[$Estimacion_Tiempos.L$10:.L$1002])" office:value-type="float" office:value="0">
            <text:p>0</text:p>
          </table:table-cell>
          <table:table-cell table:style-name="ce63" table:formula="of:=SUMIF([$Estimacion_Tiempos.$G$10:.$G$1002];[.$A60];[$Estimacion_Tiempos.M$10:.M$1002])" office:value-type="float" office:value="0">
            <text:p>0</text:p>
          </table:table-cell>
          <table:table-cell table:style-name="ce63" table:formula="of:=SUMIF([$Estimacion_Tiempos.$G$10:.$G$1002];[.$A60];[$Estimacion_Tiempos.N$10:.N$1002])" office:value-type="float" office:value="0">
            <text:p>0</text:p>
          </table:table-cell>
          <table:table-cell table:style-name="ce63" table:formula="of:=SUMIF([$Estimacion_Tiempos.$G$10:.$G$1002];[.$A60];[$Estimacion_Tiempos.O$10:.O$1002])" office:value-type="float" office:value="0">
            <text:p>0</text:p>
          </table:table-cell>
          <table:table-cell table:style-name="ce63" table:formula="of:=SUMIF([$Estimacion_Tiempos.$G$10:.$G$1002];[.$A60];[$Estimacion_Tiempos.P$10:.P$1002])" office:value-type="float" office:value="0">
            <text:p>0</text:p>
          </table:table-cell>
          <table:table-cell table:style-name="ce63" table:formula="of:=SUMIF([$Estimacion_Tiempos.$G$10:.$G$1002];[.$A60];[$Estimacion_Tiempos.Q$10:.Q$1002])" office:value-type="float" office:value="0">
            <text:p>0</text:p>
          </table:table-cell>
          <table:table-cell table:style-name="ce63" table:formula="of:=SUMIF([$Estimacion_Tiempos.$G$10:.$G$1002];[.$A60];[$Estimacion_Tiempos.R$10:.R$1002])" office:value-type="float" office:value="0">
            <text:p>0</text:p>
          </table:table-cell>
          <table:table-cell table:style-name="ce63" table:formula="of:=SUMIF([$Estimacion_Tiempos.$G$10:.$G$1002];[.$A60];[$Estimacion_Tiempos.S$10:.S$1002])" office:value-type="float" office:value="0">
            <text:p>0</text:p>
          </table:table-cell>
          <table:table-cell table:style-name="ce63" table:formula="of:=SUMIF([$Estimacion_Tiempos.$G$10:.$G$1002];[.$A60];[$Estimacion_Tiempos.T$10:.T$1002])" office:value-type="float" office:value="0">
            <text:p>0</text:p>
          </table:table-cell>
          <table:table-cell table:style-name="ce63" table:formula="of:=SUMIF([$Estimacion_Tiempos.$G$10:.$G$1002];[.$A60];[$Estimacion_Tiempos.U$10:.U$1002])" office:value-type="float" office:value="0">
            <text:p>0</text:p>
          </table:table-cell>
          <table:table-cell table:style-name="ce63" table:formula="of:=SUMIF([$Estimacion_Tiempos.$G$10:.$G$1002];[.$A60];[$Estimacion_Tiempos.V$10:.V$1002])" office:value-type="float" office:value="0">
            <text:p>0</text:p>
          </table:table-cell>
          <table:table-cell table:style-name="ce63" table:formula="of:=SUMIF([$Estimacion_Tiempos.$G$10:.$G$1002];[.$A60];[$Estimacion_Tiempos.W$10:.W$1002])" office:value-type="float" office:value="0">
            <text:p>0</text:p>
          </table:table-cell>
          <table:table-cell table:style-name="ce63" table:formula="of:=SUMIF([$Estimacion_Tiempos.$G$10:.$G$1002];[.$A60];[$Estimacion_Tiempos.X$10:.X$1002])" office:value-type="float" office:value="0">
            <text:p>0</text:p>
          </table:table-cell>
          <table:table-cell table:style-name="ce63" table:formula="of:=SUMIF([$Estimacion_Tiempos.$G$10:.$G$1002];[.$A60];[$Estimacion_Tiempos.Y$10:.Y$1002])" office:value-type="float" office:value="0">
            <text:p>0</text:p>
          </table:table-cell>
          <table:table-cell table:style-name="ce63" table:formula="of:=SUMIF([$Estimacion_Tiempos.$G$10:.$G$1002];[.$A60];[$Estimacion_Tiempos.Z$10:.Z$1002])" office:value-type="float" office:value="0">
            <text:p>0</text:p>
          </table:table-cell>
          <table:table-cell table:style-name="ce63" table:formula="of:=SUMIF([$Estimacion_Tiempos.$G$10:.$G$1002];[.$A60];[$Estimacion_Tiempos.AA$10:.AA$1002])" office:value-type="float" office:value="0">
            <text:p>0</text:p>
          </table:table-cell>
          <table:table-cell table:style-name="ce63" table:formula="of:=SUMIF([$Estimacion_Tiempos.$G$10:.$G$1002];[.$A60];[$Estimacion_Tiempos.AB$10:.AB$1002])" office:value-type="float" office:value="0">
            <text:p>0</text:p>
          </table:table-cell>
          <table:table-cell table:style-name="ce63" table:formula="of:=SUMIF([$Estimacion_Tiempos.$G$10:.$G$1002];[.$A60];[$Estimacion_Tiempos.AC$10:.AC$1002])" office:value-type="float" office:value="0">
            <text:p>0</text:p>
          </table:table-cell>
          <table:table-cell table:style-name="ce63" table:formula="of:=SUMIF([$Estimacion_Tiempos.$G$10:.$G$1002];[.$A60];[$Estimacion_Tiempos.AD$10:.AD$1002])" office:value-type="float" office:value="0">
            <text:p>0</text:p>
          </table:table-cell>
          <table:table-cell table:style-name="ce63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7]" office:value-type="string" office:string-value="Pipo">
            <text:p>Pipo</text:p>
          </table:table-cell>
          <table:table-cell table:style-name="ce63" table:formula="of:=SUMIF([$Estimacion_Tiempos.$G$10:.$G$1002];[.$A61];[$Estimacion_Tiempos.H$10:.H$1002])" office:value-type="float" office:value="80">
            <text:p>80</text:p>
          </table:table-cell>
          <table:table-cell table:style-name="ce63" table:formula="of:=SUMIF([$Estimacion_Tiempos.$G$10:.$G$1002];[.$A61];[$Estimacion_Tiempos.I$10:.I$1002])" office:value-type="float" office:value="0">
            <text:p>0</text:p>
          </table:table-cell>
          <table:table-cell table:style-name="ce63" table:formula="of:=SUMIF([$Estimacion_Tiempos.$G$10:.$G$1002];[.$A61];[$Estimacion_Tiempos.J$10:.J$1002])" office:value-type="float" office:value="0">
            <text:p>0</text:p>
          </table:table-cell>
          <table:table-cell table:style-name="ce63" table:formula="of:=SUMIF([$Estimacion_Tiempos.$G$10:.$G$1002];[.$A61];[$Estimacion_Tiempos.K$10:.K$1002])" office:value-type="float" office:value="0">
            <text:p>0</text:p>
          </table:table-cell>
          <table:table-cell table:style-name="ce63" table:formula="of:=SUMIF([$Estimacion_Tiempos.$G$10:.$G$1002];[.$A61];[$Estimacion_Tiempos.L$10:.L$1002])" office:value-type="float" office:value="0">
            <text:p>0</text:p>
          </table:table-cell>
          <table:table-cell table:style-name="ce63" table:formula="of:=SUMIF([$Estimacion_Tiempos.$G$10:.$G$1002];[.$A61];[$Estimacion_Tiempos.M$10:.M$1002])" office:value-type="float" office:value="0">
            <text:p>0</text:p>
          </table:table-cell>
          <table:table-cell table:style-name="ce63" table:formula="of:=SUMIF([$Estimacion_Tiempos.$G$10:.$G$1002];[.$A61];[$Estimacion_Tiempos.N$10:.N$1002])" office:value-type="float" office:value="0">
            <text:p>0</text:p>
          </table:table-cell>
          <table:table-cell table:style-name="ce63" table:formula="of:=SUMIF([$Estimacion_Tiempos.$G$10:.$G$1002];[.$A61];[$Estimacion_Tiempos.O$10:.O$1002])" office:value-type="float" office:value="0">
            <text:p>0</text:p>
          </table:table-cell>
          <table:table-cell table:style-name="ce63" table:formula="of:=SUMIF([$Estimacion_Tiempos.$G$10:.$G$1002];[.$A61];[$Estimacion_Tiempos.P$10:.P$1002])" office:value-type="float" office:value="0">
            <text:p>0</text:p>
          </table:table-cell>
          <table:table-cell table:style-name="ce63" table:formula="of:=SUMIF([$Estimacion_Tiempos.$G$10:.$G$1002];[.$A61];[$Estimacion_Tiempos.Q$10:.Q$1002])" office:value-type="float" office:value="0">
            <text:p>0</text:p>
          </table:table-cell>
          <table:table-cell table:style-name="ce63" table:formula="of:=SUMIF([$Estimacion_Tiempos.$G$10:.$G$1002];[.$A61];[$Estimacion_Tiempos.R$10:.R$1002])" office:value-type="float" office:value="0">
            <text:p>0</text:p>
          </table:table-cell>
          <table:table-cell table:style-name="ce63" table:formula="of:=SUMIF([$Estimacion_Tiempos.$G$10:.$G$1002];[.$A61];[$Estimacion_Tiempos.S$10:.S$1002])" office:value-type="float" office:value="0">
            <text:p>0</text:p>
          </table:table-cell>
          <table:table-cell table:style-name="ce63" table:formula="of:=SUMIF([$Estimacion_Tiempos.$G$10:.$G$1002];[.$A61];[$Estimacion_Tiempos.T$10:.T$1002])" office:value-type="float" office:value="0">
            <text:p>0</text:p>
          </table:table-cell>
          <table:table-cell table:style-name="ce63" table:formula="of:=SUMIF([$Estimacion_Tiempos.$G$10:.$G$1002];[.$A61];[$Estimacion_Tiempos.U$10:.U$1002])" office:value-type="float" office:value="0">
            <text:p>0</text:p>
          </table:table-cell>
          <table:table-cell table:style-name="ce63" table:formula="of:=SUMIF([$Estimacion_Tiempos.$G$10:.$G$1002];[.$A61];[$Estimacion_Tiempos.V$10:.V$1002])" office:value-type="float" office:value="0">
            <text:p>0</text:p>
          </table:table-cell>
          <table:table-cell table:style-name="ce63" table:formula="of:=SUMIF([$Estimacion_Tiempos.$G$10:.$G$1002];[.$A61];[$Estimacion_Tiempos.W$10:.W$1002])" office:value-type="float" office:value="0">
            <text:p>0</text:p>
          </table:table-cell>
          <table:table-cell table:style-name="ce63" table:formula="of:=SUMIF([$Estimacion_Tiempos.$G$10:.$G$1002];[.$A61];[$Estimacion_Tiempos.X$10:.X$1002])" office:value-type="float" office:value="0">
            <text:p>0</text:p>
          </table:table-cell>
          <table:table-cell table:style-name="ce63" table:formula="of:=SUMIF([$Estimacion_Tiempos.$G$10:.$G$1002];[.$A61];[$Estimacion_Tiempos.Y$10:.Y$1002])" office:value-type="float" office:value="0">
            <text:p>0</text:p>
          </table:table-cell>
          <table:table-cell table:style-name="ce63" table:formula="of:=SUMIF([$Estimacion_Tiempos.$G$10:.$G$1002];[.$A61];[$Estimacion_Tiempos.Z$10:.Z$1002])" office:value-type="float" office:value="0">
            <text:p>0</text:p>
          </table:table-cell>
          <table:table-cell table:style-name="ce63" table:formula="of:=SUMIF([$Estimacion_Tiempos.$G$10:.$G$1002];[.$A61];[$Estimacion_Tiempos.AA$10:.AA$1002])" office:value-type="float" office:value="0">
            <text:p>0</text:p>
          </table:table-cell>
          <table:table-cell table:style-name="ce63" table:formula="of:=SUMIF([$Estimacion_Tiempos.$G$10:.$G$1002];[.$A61];[$Estimacion_Tiempos.AB$10:.AB$1002])" office:value-type="float" office:value="0">
            <text:p>0</text:p>
          </table:table-cell>
          <table:table-cell table:style-name="ce63" table:formula="of:=SUMIF([$Estimacion_Tiempos.$G$10:.$G$1002];[.$A61];[$Estimacion_Tiempos.AC$10:.AC$1002])" office:value-type="float" office:value="0">
            <text:p>0</text:p>
          </table:table-cell>
          <table:table-cell table:style-name="ce63" table:formula="of:=SUMIF([$Estimacion_Tiempos.$G$10:.$G$1002];[.$A61];[$Estimacion_Tiempos.AD$10:.AD$1002])" office:value-type="float" office:value="0">
            <text:p>0</text:p>
          </table:table-cell>
          <table:table-cell table:style-name="ce63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8]" office:value-type="string" office:string-value="Tincho">
            <text:p>Tincho</text:p>
          </table:table-cell>
          <table:table-cell table:style-name="ce63" table:formula="of:=SUMIF([$Estimacion_Tiempos.$G$10:.$G$1002];[.$A62];[$Estimacion_Tiempos.H$10:.H$1002])" office:value-type="float" office:value="0">
            <text:p>0</text:p>
          </table:table-cell>
          <table:table-cell table:style-name="ce63" table:formula="of:=SUMIF([$Estimacion_Tiempos.$G$10:.$G$1002];[.$A62];[$Estimacion_Tiempos.I$10:.I$1002])" office:value-type="float" office:value="0">
            <text:p>0</text:p>
          </table:table-cell>
          <table:table-cell table:style-name="ce63" table:formula="of:=SUMIF([$Estimacion_Tiempos.$G$10:.$G$1002];[.$A62];[$Estimacion_Tiempos.J$10:.J$1002])" office:value-type="float" office:value="0">
            <text:p>0</text:p>
          </table:table-cell>
          <table:table-cell table:style-name="ce63" table:formula="of:=SUMIF([$Estimacion_Tiempos.$G$10:.$G$1002];[.$A62];[$Estimacion_Tiempos.K$10:.K$1002])" office:value-type="float" office:value="0">
            <text:p>0</text:p>
          </table:table-cell>
          <table:table-cell table:style-name="ce63" table:formula="of:=SUMIF([$Estimacion_Tiempos.$G$10:.$G$1002];[.$A62];[$Estimacion_Tiempos.L$10:.L$1002])" office:value-type="float" office:value="0">
            <text:p>0</text:p>
          </table:table-cell>
          <table:table-cell table:style-name="ce63" table:formula="of:=SUMIF([$Estimacion_Tiempos.$G$10:.$G$1002];[.$A62];[$Estimacion_Tiempos.M$10:.M$1002])" office:value-type="float" office:value="0">
            <text:p>0</text:p>
          </table:table-cell>
          <table:table-cell table:style-name="ce63" table:formula="of:=SUMIF([$Estimacion_Tiempos.$G$10:.$G$1002];[.$A62];[$Estimacion_Tiempos.N$10:.N$1002])" office:value-type="float" office:value="0">
            <text:p>0</text:p>
          </table:table-cell>
          <table:table-cell table:style-name="ce63" table:formula="of:=SUMIF([$Estimacion_Tiempos.$G$10:.$G$1002];[.$A62];[$Estimacion_Tiempos.O$10:.O$1002])" office:value-type="float" office:value="0">
            <text:p>0</text:p>
          </table:table-cell>
          <table:table-cell table:style-name="ce63" table:formula="of:=SUMIF([$Estimacion_Tiempos.$G$10:.$G$1002];[.$A62];[$Estimacion_Tiempos.P$10:.P$1002])" office:value-type="float" office:value="0">
            <text:p>0</text:p>
          </table:table-cell>
          <table:table-cell table:style-name="ce63" table:formula="of:=SUMIF([$Estimacion_Tiempos.$G$10:.$G$1002];[.$A62];[$Estimacion_Tiempos.Q$10:.Q$1002])" office:value-type="float" office:value="0">
            <text:p>0</text:p>
          </table:table-cell>
          <table:table-cell table:style-name="ce63" table:formula="of:=SUMIF([$Estimacion_Tiempos.$G$10:.$G$1002];[.$A62];[$Estimacion_Tiempos.R$10:.R$1002])" office:value-type="float" office:value="0">
            <text:p>0</text:p>
          </table:table-cell>
          <table:table-cell table:style-name="ce63" table:formula="of:=SUMIF([$Estimacion_Tiempos.$G$10:.$G$1002];[.$A62];[$Estimacion_Tiempos.S$10:.S$1002])" office:value-type="float" office:value="0">
            <text:p>0</text:p>
          </table:table-cell>
          <table:table-cell table:style-name="ce63" table:formula="of:=SUMIF([$Estimacion_Tiempos.$G$10:.$G$1002];[.$A62];[$Estimacion_Tiempos.T$10:.T$1002])" office:value-type="float" office:value="0">
            <text:p>0</text:p>
          </table:table-cell>
          <table:table-cell table:style-name="ce63" table:formula="of:=SUMIF([$Estimacion_Tiempos.$G$10:.$G$1002];[.$A62];[$Estimacion_Tiempos.U$10:.U$1002])" office:value-type="float" office:value="0">
            <text:p>0</text:p>
          </table:table-cell>
          <table:table-cell table:style-name="ce63" table:formula="of:=SUMIF([$Estimacion_Tiempos.$G$10:.$G$1002];[.$A62];[$Estimacion_Tiempos.V$10:.V$1002])" office:value-type="float" office:value="0">
            <text:p>0</text:p>
          </table:table-cell>
          <table:table-cell table:style-name="ce63" table:formula="of:=SUMIF([$Estimacion_Tiempos.$G$10:.$G$1002];[.$A62];[$Estimacion_Tiempos.W$10:.W$1002])" office:value-type="float" office:value="0">
            <text:p>0</text:p>
          </table:table-cell>
          <table:table-cell table:style-name="ce63" table:formula="of:=SUMIF([$Estimacion_Tiempos.$G$10:.$G$1002];[.$A62];[$Estimacion_Tiempos.X$10:.X$1002])" office:value-type="float" office:value="0">
            <text:p>0</text:p>
          </table:table-cell>
          <table:table-cell table:style-name="ce63" table:formula="of:=SUMIF([$Estimacion_Tiempos.$G$10:.$G$1002];[.$A62];[$Estimacion_Tiempos.Y$10:.Y$1002])" office:value-type="float" office:value="0">
            <text:p>0</text:p>
          </table:table-cell>
          <table:table-cell table:style-name="ce63" table:formula="of:=SUMIF([$Estimacion_Tiempos.$G$10:.$G$1002];[.$A62];[$Estimacion_Tiempos.Z$10:.Z$1002])" office:value-type="float" office:value="0">
            <text:p>0</text:p>
          </table:table-cell>
          <table:table-cell table:style-name="ce63" table:formula="of:=SUMIF([$Estimacion_Tiempos.$G$10:.$G$1002];[.$A62];[$Estimacion_Tiempos.AA$10:.AA$1002])" office:value-type="float" office:value="0">
            <text:p>0</text:p>
          </table:table-cell>
          <table:table-cell table:style-name="ce63" table:formula="of:=SUMIF([$Estimacion_Tiempos.$G$10:.$G$1002];[.$A62];[$Estimacion_Tiempos.AB$10:.AB$1002])" office:value-type="float" office:value="0">
            <text:p>0</text:p>
          </table:table-cell>
          <table:table-cell table:style-name="ce63" table:formula="of:=SUMIF([$Estimacion_Tiempos.$G$10:.$G$1002];[.$A62];[$Estimacion_Tiempos.AC$10:.AC$1002])" office:value-type="float" office:value="0">
            <text:p>0</text:p>
          </table:table-cell>
          <table:table-cell table:style-name="ce63" table:formula="of:=SUMIF([$Estimacion_Tiempos.$G$10:.$G$1002];[.$A62];[$Estimacion_Tiempos.AD$10:.AD$1002])" office:value-type="float" office:value="0">
            <text:p>0</text:p>
          </table:table-cell>
          <table:table-cell table:style-name="ce63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19]" office:value-type="string" office:string-value="TODOS">
            <text:p>TODOS</text:p>
          </table:table-cell>
          <table:table-cell table:style-name="ce63" table:formula="of:=SUMIF([$Estimacion_Tiempos.$G$10:.$G$1002];[.$A63];[$Estimacion_Tiempos.H$10:.H$1002])" office:value-type="float" office:value="0">
            <text:p>0</text:p>
          </table:table-cell>
          <table:table-cell table:style-name="ce63" table:formula="of:=SUMIF([$Estimacion_Tiempos.$G$10:.$G$1002];[.$A63];[$Estimacion_Tiempos.I$10:.I$1002])" office:value-type="float" office:value="0">
            <text:p>0</text:p>
          </table:table-cell>
          <table:table-cell table:style-name="ce63" table:formula="of:=SUMIF([$Estimacion_Tiempos.$G$10:.$G$1002];[.$A63];[$Estimacion_Tiempos.J$10:.J$1002])" office:value-type="float" office:value="0">
            <text:p>0</text:p>
          </table:table-cell>
          <table:table-cell table:style-name="ce63" table:formula="of:=SUMIF([$Estimacion_Tiempos.$G$10:.$G$1002];[.$A63];[$Estimacion_Tiempos.K$10:.K$1002])" office:value-type="float" office:value="0">
            <text:p>0</text:p>
          </table:table-cell>
          <table:table-cell table:style-name="ce63" table:formula="of:=SUMIF([$Estimacion_Tiempos.$G$10:.$G$1002];[.$A63];[$Estimacion_Tiempos.L$10:.L$1002])" office:value-type="float" office:value="0">
            <text:p>0</text:p>
          </table:table-cell>
          <table:table-cell table:style-name="ce63" table:formula="of:=SUMIF([$Estimacion_Tiempos.$G$10:.$G$1002];[.$A63];[$Estimacion_Tiempos.M$10:.M$1002])" office:value-type="float" office:value="0">
            <text:p>0</text:p>
          </table:table-cell>
          <table:table-cell table:style-name="ce63" table:formula="of:=SUMIF([$Estimacion_Tiempos.$G$10:.$G$1002];[.$A63];[$Estimacion_Tiempos.N$10:.N$1002])" office:value-type="float" office:value="0">
            <text:p>0</text:p>
          </table:table-cell>
          <table:table-cell table:style-name="ce63" table:formula="of:=SUMIF([$Estimacion_Tiempos.$G$10:.$G$1002];[.$A63];[$Estimacion_Tiempos.O$10:.O$1002])" office:value-type="float" office:value="0">
            <text:p>0</text:p>
          </table:table-cell>
          <table:table-cell table:style-name="ce63" table:formula="of:=SUMIF([$Estimacion_Tiempos.$G$10:.$G$1002];[.$A63];[$Estimacion_Tiempos.P$10:.P$1002])" office:value-type="float" office:value="0">
            <text:p>0</text:p>
          </table:table-cell>
          <table:table-cell table:style-name="ce63" table:formula="of:=SUMIF([$Estimacion_Tiempos.$G$10:.$G$1002];[.$A63];[$Estimacion_Tiempos.Q$10:.Q$1002])" office:value-type="float" office:value="0">
            <text:p>0</text:p>
          </table:table-cell>
          <table:table-cell table:style-name="ce63" table:formula="of:=SUMIF([$Estimacion_Tiempos.$G$10:.$G$1002];[.$A63];[$Estimacion_Tiempos.R$10:.R$1002])" office:value-type="float" office:value="0">
            <text:p>0</text:p>
          </table:table-cell>
          <table:table-cell table:style-name="ce63" table:formula="of:=SUMIF([$Estimacion_Tiempos.$G$10:.$G$1002];[.$A63];[$Estimacion_Tiempos.S$10:.S$1002])" office:value-type="float" office:value="0">
            <text:p>0</text:p>
          </table:table-cell>
          <table:table-cell table:style-name="ce63" table:formula="of:=SUMIF([$Estimacion_Tiempos.$G$10:.$G$1002];[.$A63];[$Estimacion_Tiempos.T$10:.T$1002])" office:value-type="float" office:value="0">
            <text:p>0</text:p>
          </table:table-cell>
          <table:table-cell table:style-name="ce63" table:formula="of:=SUMIF([$Estimacion_Tiempos.$G$10:.$G$1002];[.$A63];[$Estimacion_Tiempos.U$10:.U$1002])" office:value-type="float" office:value="0">
            <text:p>0</text:p>
          </table:table-cell>
          <table:table-cell table:style-name="ce63" table:formula="of:=SUMIF([$Estimacion_Tiempos.$G$10:.$G$1002];[.$A63];[$Estimacion_Tiempos.V$10:.V$1002])" office:value-type="float" office:value="0">
            <text:p>0</text:p>
          </table:table-cell>
          <table:table-cell table:style-name="ce63" table:formula="of:=SUMIF([$Estimacion_Tiempos.$G$10:.$G$1002];[.$A63];[$Estimacion_Tiempos.W$10:.W$1002])" office:value-type="float" office:value="0">
            <text:p>0</text:p>
          </table:table-cell>
          <table:table-cell table:style-name="ce63" table:formula="of:=SUMIF([$Estimacion_Tiempos.$G$10:.$G$1002];[.$A63];[$Estimacion_Tiempos.X$10:.X$1002])" office:value-type="float" office:value="0">
            <text:p>0</text:p>
          </table:table-cell>
          <table:table-cell table:style-name="ce63" table:formula="of:=SUMIF([$Estimacion_Tiempos.$G$10:.$G$1002];[.$A63];[$Estimacion_Tiempos.Y$10:.Y$1002])" office:value-type="float" office:value="0">
            <text:p>0</text:p>
          </table:table-cell>
          <table:table-cell table:style-name="ce63" table:formula="of:=SUMIF([$Estimacion_Tiempos.$G$10:.$G$1002];[.$A63];[$Estimacion_Tiempos.Z$10:.Z$1002])" office:value-type="float" office:value="0">
            <text:p>0</text:p>
          </table:table-cell>
          <table:table-cell table:style-name="ce63" table:formula="of:=SUMIF([$Estimacion_Tiempos.$G$10:.$G$1002];[.$A63];[$Estimacion_Tiempos.AA$10:.AA$1002])" office:value-type="float" office:value="0">
            <text:p>0</text:p>
          </table:table-cell>
          <table:table-cell table:style-name="ce63" table:formula="of:=SUMIF([$Estimacion_Tiempos.$G$10:.$G$1002];[.$A63];[$Estimacion_Tiempos.AB$10:.AB$1002])" office:value-type="float" office:value="0">
            <text:p>0</text:p>
          </table:table-cell>
          <table:table-cell table:style-name="ce63" table:formula="of:=SUMIF([$Estimacion_Tiempos.$G$10:.$G$1002];[.$A63];[$Estimacion_Tiempos.AC$10:.AC$1002])" office:value-type="float" office:value="0">
            <text:p>0</text:p>
          </table:table-cell>
          <table:table-cell table:style-name="ce63" table:formula="of:=SUMIF([$Estimacion_Tiempos.$G$10:.$G$1002];[.$A63];[$Estimacion_Tiempos.AD$10:.AD$1002])" office:value-type="float" office:value="0">
            <text:p>0</text:p>
          </table:table-cell>
          <table:table-cell table:style-name="ce63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0]" office:value-type="float" office:value="0">
            <text:p>0</text:p>
          </table:table-cell>
          <table:table-cell table:style-name="ce63" table:formula="of:=SUMIF([$Estimacion_Tiempos.$G$10:.$G$1002];[.$A64];[$Estimacion_Tiempos.H$10:.H$1002])" office:value-type="float" office:value="0">
            <text:p>0</text:p>
          </table:table-cell>
          <table:table-cell table:style-name="ce63" table:formula="of:=SUMIF([$Estimacion_Tiempos.$G$10:.$G$1002];[.$A64];[$Estimacion_Tiempos.I$10:.I$1002])" office:value-type="float" office:value="0">
            <text:p>0</text:p>
          </table:table-cell>
          <table:table-cell table:style-name="ce63" table:formula="of:=SUMIF([$Estimacion_Tiempos.$G$10:.$G$1002];[.$A64];[$Estimacion_Tiempos.J$10:.J$1002])" office:value-type="float" office:value="0">
            <text:p>0</text:p>
          </table:table-cell>
          <table:table-cell table:style-name="ce63" table:formula="of:=SUMIF([$Estimacion_Tiempos.$G$10:.$G$1002];[.$A64];[$Estimacion_Tiempos.K$10:.K$1002])" office:value-type="float" office:value="0">
            <text:p>0</text:p>
          </table:table-cell>
          <table:table-cell table:style-name="ce63" table:formula="of:=SUMIF([$Estimacion_Tiempos.$G$10:.$G$1002];[.$A64];[$Estimacion_Tiempos.L$10:.L$1002])" office:value-type="float" office:value="0">
            <text:p>0</text:p>
          </table:table-cell>
          <table:table-cell table:style-name="ce63" table:formula="of:=SUMIF([$Estimacion_Tiempos.$G$10:.$G$1002];[.$A64];[$Estimacion_Tiempos.M$10:.M$1002])" office:value-type="float" office:value="0">
            <text:p>0</text:p>
          </table:table-cell>
          <table:table-cell table:style-name="ce63" table:formula="of:=SUMIF([$Estimacion_Tiempos.$G$10:.$G$1002];[.$A64];[$Estimacion_Tiempos.N$10:.N$1002])" office:value-type="float" office:value="0">
            <text:p>0</text:p>
          </table:table-cell>
          <table:table-cell table:style-name="ce63" table:formula="of:=SUMIF([$Estimacion_Tiempos.$G$10:.$G$1002];[.$A64];[$Estimacion_Tiempos.O$10:.O$1002])" office:value-type="float" office:value="0">
            <text:p>0</text:p>
          </table:table-cell>
          <table:table-cell table:style-name="ce63" table:formula="of:=SUMIF([$Estimacion_Tiempos.$G$10:.$G$1002];[.$A64];[$Estimacion_Tiempos.P$10:.P$1002])" office:value-type="float" office:value="0">
            <text:p>0</text:p>
          </table:table-cell>
          <table:table-cell table:style-name="ce63" table:formula="of:=SUMIF([$Estimacion_Tiempos.$G$10:.$G$1002];[.$A64];[$Estimacion_Tiempos.Q$10:.Q$1002])" office:value-type="float" office:value="0">
            <text:p>0</text:p>
          </table:table-cell>
          <table:table-cell table:style-name="ce63" table:formula="of:=SUMIF([$Estimacion_Tiempos.$G$10:.$G$1002];[.$A64];[$Estimacion_Tiempos.R$10:.R$1002])" office:value-type="float" office:value="0">
            <text:p>0</text:p>
          </table:table-cell>
          <table:table-cell table:style-name="ce63" table:formula="of:=SUMIF([$Estimacion_Tiempos.$G$10:.$G$1002];[.$A64];[$Estimacion_Tiempos.S$10:.S$1002])" office:value-type="float" office:value="0">
            <text:p>0</text:p>
          </table:table-cell>
          <table:table-cell table:style-name="ce63" table:formula="of:=SUMIF([$Estimacion_Tiempos.$G$10:.$G$1002];[.$A64];[$Estimacion_Tiempos.T$10:.T$1002])" office:value-type="float" office:value="0">
            <text:p>0</text:p>
          </table:table-cell>
          <table:table-cell table:style-name="ce63" table:formula="of:=SUMIF([$Estimacion_Tiempos.$G$10:.$G$1002];[.$A64];[$Estimacion_Tiempos.U$10:.U$1002])" office:value-type="float" office:value="0">
            <text:p>0</text:p>
          </table:table-cell>
          <table:table-cell table:style-name="ce63" table:formula="of:=SUMIF([$Estimacion_Tiempos.$G$10:.$G$1002];[.$A64];[$Estimacion_Tiempos.V$10:.V$1002])" office:value-type="float" office:value="0">
            <text:p>0</text:p>
          </table:table-cell>
          <table:table-cell table:style-name="ce63" table:formula="of:=SUMIF([$Estimacion_Tiempos.$G$10:.$G$1002];[.$A64];[$Estimacion_Tiempos.W$10:.W$1002])" office:value-type="float" office:value="0">
            <text:p>0</text:p>
          </table:table-cell>
          <table:table-cell table:style-name="ce63" table:formula="of:=SUMIF([$Estimacion_Tiempos.$G$10:.$G$1002];[.$A64];[$Estimacion_Tiempos.X$10:.X$1002])" office:value-type="float" office:value="0">
            <text:p>0</text:p>
          </table:table-cell>
          <table:table-cell table:style-name="ce63" table:formula="of:=SUMIF([$Estimacion_Tiempos.$G$10:.$G$1002];[.$A64];[$Estimacion_Tiempos.Y$10:.Y$1002])" office:value-type="float" office:value="0">
            <text:p>0</text:p>
          </table:table-cell>
          <table:table-cell table:style-name="ce63" table:formula="of:=SUMIF([$Estimacion_Tiempos.$G$10:.$G$1002];[.$A64];[$Estimacion_Tiempos.Z$10:.Z$1002])" office:value-type="float" office:value="0">
            <text:p>0</text:p>
          </table:table-cell>
          <table:table-cell table:style-name="ce63" table:formula="of:=SUMIF([$Estimacion_Tiempos.$G$10:.$G$1002];[.$A64];[$Estimacion_Tiempos.AA$10:.AA$1002])" office:value-type="float" office:value="0">
            <text:p>0</text:p>
          </table:table-cell>
          <table:table-cell table:style-name="ce63" table:formula="of:=SUMIF([$Estimacion_Tiempos.$G$10:.$G$1002];[.$A64];[$Estimacion_Tiempos.AB$10:.AB$1002])" office:value-type="float" office:value="0">
            <text:p>0</text:p>
          </table:table-cell>
          <table:table-cell table:style-name="ce63" table:formula="of:=SUMIF([$Estimacion_Tiempos.$G$10:.$G$1002];[.$A64];[$Estimacion_Tiempos.AC$10:.AC$1002])" office:value-type="float" office:value="0">
            <text:p>0</text:p>
          </table:table-cell>
          <table:table-cell table:style-name="ce63" table:formula="of:=SUMIF([$Estimacion_Tiempos.$G$10:.$G$1002];[.$A64];[$Estimacion_Tiempos.AD$10:.AD$1002])" office:value-type="float" office:value="0">
            <text:p>0</text:p>
          </table:table-cell>
          <table:table-cell table:style-name="ce63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1]" office:value-type="float" office:value="0">
            <text:p>0</text:p>
          </table:table-cell>
          <table:table-cell table:style-name="ce63" table:formula="of:=SUMIF([$Estimacion_Tiempos.$G$10:.$G$1002];[.$A65];[$Estimacion_Tiempos.H$10:.H$1002])" office:value-type="float" office:value="0">
            <text:p>0</text:p>
          </table:table-cell>
          <table:table-cell table:style-name="ce63" table:formula="of:=SUMIF([$Estimacion_Tiempos.$G$10:.$G$1002];[.$A65];[$Estimacion_Tiempos.I$10:.I$1002])" office:value-type="float" office:value="0">
            <text:p>0</text:p>
          </table:table-cell>
          <table:table-cell table:style-name="ce63" table:formula="of:=SUMIF([$Estimacion_Tiempos.$G$10:.$G$1002];[.$A65];[$Estimacion_Tiempos.J$10:.J$1002])" office:value-type="float" office:value="0">
            <text:p>0</text:p>
          </table:table-cell>
          <table:table-cell table:style-name="ce63" table:formula="of:=SUMIF([$Estimacion_Tiempos.$G$10:.$G$1002];[.$A65];[$Estimacion_Tiempos.K$10:.K$1002])" office:value-type="float" office:value="0">
            <text:p>0</text:p>
          </table:table-cell>
          <table:table-cell table:style-name="ce63" table:formula="of:=SUMIF([$Estimacion_Tiempos.$G$10:.$G$1002];[.$A65];[$Estimacion_Tiempos.L$10:.L$1002])" office:value-type="float" office:value="0">
            <text:p>0</text:p>
          </table:table-cell>
          <table:table-cell table:style-name="ce63" table:formula="of:=SUMIF([$Estimacion_Tiempos.$G$10:.$G$1002];[.$A65];[$Estimacion_Tiempos.M$10:.M$1002])" office:value-type="float" office:value="0">
            <text:p>0</text:p>
          </table:table-cell>
          <table:table-cell table:style-name="ce63" table:formula="of:=SUMIF([$Estimacion_Tiempos.$G$10:.$G$1002];[.$A65];[$Estimacion_Tiempos.N$10:.N$1002])" office:value-type="float" office:value="0">
            <text:p>0</text:p>
          </table:table-cell>
          <table:table-cell table:style-name="ce63" table:formula="of:=SUMIF([$Estimacion_Tiempos.$G$10:.$G$1002];[.$A65];[$Estimacion_Tiempos.O$10:.O$1002])" office:value-type="float" office:value="0">
            <text:p>0</text:p>
          </table:table-cell>
          <table:table-cell table:style-name="ce63" table:formula="of:=SUMIF([$Estimacion_Tiempos.$G$10:.$G$1002];[.$A65];[$Estimacion_Tiempos.P$10:.P$1002])" office:value-type="float" office:value="0">
            <text:p>0</text:p>
          </table:table-cell>
          <table:table-cell table:style-name="ce63" table:formula="of:=SUMIF([$Estimacion_Tiempos.$G$10:.$G$1002];[.$A65];[$Estimacion_Tiempos.Q$10:.Q$1002])" office:value-type="float" office:value="0">
            <text:p>0</text:p>
          </table:table-cell>
          <table:table-cell table:style-name="ce63" table:formula="of:=SUMIF([$Estimacion_Tiempos.$G$10:.$G$1002];[.$A65];[$Estimacion_Tiempos.R$10:.R$1002])" office:value-type="float" office:value="0">
            <text:p>0</text:p>
          </table:table-cell>
          <table:table-cell table:style-name="ce63" table:formula="of:=SUMIF([$Estimacion_Tiempos.$G$10:.$G$1002];[.$A65];[$Estimacion_Tiempos.S$10:.S$1002])" office:value-type="float" office:value="0">
            <text:p>0</text:p>
          </table:table-cell>
          <table:table-cell table:style-name="ce63" table:formula="of:=SUMIF([$Estimacion_Tiempos.$G$10:.$G$1002];[.$A65];[$Estimacion_Tiempos.T$10:.T$1002])" office:value-type="float" office:value="0">
            <text:p>0</text:p>
          </table:table-cell>
          <table:table-cell table:style-name="ce63" table:formula="of:=SUMIF([$Estimacion_Tiempos.$G$10:.$G$1002];[.$A65];[$Estimacion_Tiempos.U$10:.U$1002])" office:value-type="float" office:value="0">
            <text:p>0</text:p>
          </table:table-cell>
          <table:table-cell table:style-name="ce63" table:formula="of:=SUMIF([$Estimacion_Tiempos.$G$10:.$G$1002];[.$A65];[$Estimacion_Tiempos.V$10:.V$1002])" office:value-type="float" office:value="0">
            <text:p>0</text:p>
          </table:table-cell>
          <table:table-cell table:style-name="ce63" table:formula="of:=SUMIF([$Estimacion_Tiempos.$G$10:.$G$1002];[.$A65];[$Estimacion_Tiempos.W$10:.W$1002])" office:value-type="float" office:value="0">
            <text:p>0</text:p>
          </table:table-cell>
          <table:table-cell table:style-name="ce63" table:formula="of:=SUMIF([$Estimacion_Tiempos.$G$10:.$G$1002];[.$A65];[$Estimacion_Tiempos.X$10:.X$1002])" office:value-type="float" office:value="0">
            <text:p>0</text:p>
          </table:table-cell>
          <table:table-cell table:style-name="ce63" table:formula="of:=SUMIF([$Estimacion_Tiempos.$G$10:.$G$1002];[.$A65];[$Estimacion_Tiempos.Y$10:.Y$1002])" office:value-type="float" office:value="0">
            <text:p>0</text:p>
          </table:table-cell>
          <table:table-cell table:style-name="ce63" table:formula="of:=SUMIF([$Estimacion_Tiempos.$G$10:.$G$1002];[.$A65];[$Estimacion_Tiempos.Z$10:.Z$1002])" office:value-type="float" office:value="0">
            <text:p>0</text:p>
          </table:table-cell>
          <table:table-cell table:style-name="ce63" table:formula="of:=SUMIF([$Estimacion_Tiempos.$G$10:.$G$1002];[.$A65];[$Estimacion_Tiempos.AA$10:.AA$1002])" office:value-type="float" office:value="0">
            <text:p>0</text:p>
          </table:table-cell>
          <table:table-cell table:style-name="ce63" table:formula="of:=SUMIF([$Estimacion_Tiempos.$G$10:.$G$1002];[.$A65];[$Estimacion_Tiempos.AB$10:.AB$1002])" office:value-type="float" office:value="0">
            <text:p>0</text:p>
          </table:table-cell>
          <table:table-cell table:style-name="ce63" table:formula="of:=SUMIF([$Estimacion_Tiempos.$G$10:.$G$1002];[.$A65];[$Estimacion_Tiempos.AC$10:.AC$1002])" office:value-type="float" office:value="0">
            <text:p>0</text:p>
          </table:table-cell>
          <table:table-cell table:style-name="ce63" table:formula="of:=SUMIF([$Estimacion_Tiempos.$G$10:.$G$1002];[.$A65];[$Estimacion_Tiempos.AD$10:.AD$1002])" office:value-type="float" office:value="0">
            <text:p>0</text:p>
          </table:table-cell>
          <table:table-cell table:style-name="ce63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2]" office:value-type="float" office:value="0">
            <text:p>0</text:p>
          </table:table-cell>
          <table:table-cell table:style-name="ce63" table:formula="of:=SUMIF([$Estimacion_Tiempos.$G$10:.$G$1002];[.$A66];[$Estimacion_Tiempos.H$10:.H$1002])" office:value-type="float" office:value="0">
            <text:p>0</text:p>
          </table:table-cell>
          <table:table-cell table:style-name="ce63" table:formula="of:=SUMIF([$Estimacion_Tiempos.$G$10:.$G$1002];[.$A66];[$Estimacion_Tiempos.I$10:.I$1002])" office:value-type="float" office:value="0">
            <text:p>0</text:p>
          </table:table-cell>
          <table:table-cell table:style-name="ce63" table:formula="of:=SUMIF([$Estimacion_Tiempos.$G$10:.$G$1002];[.$A66];[$Estimacion_Tiempos.J$10:.J$1002])" office:value-type="float" office:value="0">
            <text:p>0</text:p>
          </table:table-cell>
          <table:table-cell table:style-name="ce63" table:formula="of:=SUMIF([$Estimacion_Tiempos.$G$10:.$G$1002];[.$A66];[$Estimacion_Tiempos.K$10:.K$1002])" office:value-type="float" office:value="0">
            <text:p>0</text:p>
          </table:table-cell>
          <table:table-cell table:style-name="ce63" table:formula="of:=SUMIF([$Estimacion_Tiempos.$G$10:.$G$1002];[.$A66];[$Estimacion_Tiempos.L$10:.L$1002])" office:value-type="float" office:value="0">
            <text:p>0</text:p>
          </table:table-cell>
          <table:table-cell table:style-name="ce63" table:formula="of:=SUMIF([$Estimacion_Tiempos.$G$10:.$G$1002];[.$A66];[$Estimacion_Tiempos.M$10:.M$1002])" office:value-type="float" office:value="0">
            <text:p>0</text:p>
          </table:table-cell>
          <table:table-cell table:style-name="ce63" table:formula="of:=SUMIF([$Estimacion_Tiempos.$G$10:.$G$1002];[.$A66];[$Estimacion_Tiempos.N$10:.N$1002])" office:value-type="float" office:value="0">
            <text:p>0</text:p>
          </table:table-cell>
          <table:table-cell table:style-name="ce63" table:formula="of:=SUMIF([$Estimacion_Tiempos.$G$10:.$G$1002];[.$A66];[$Estimacion_Tiempos.O$10:.O$1002])" office:value-type="float" office:value="0">
            <text:p>0</text:p>
          </table:table-cell>
          <table:table-cell table:style-name="ce63" table:formula="of:=SUMIF([$Estimacion_Tiempos.$G$10:.$G$1002];[.$A66];[$Estimacion_Tiempos.P$10:.P$1002])" office:value-type="float" office:value="0">
            <text:p>0</text:p>
          </table:table-cell>
          <table:table-cell table:style-name="ce63" table:formula="of:=SUMIF([$Estimacion_Tiempos.$G$10:.$G$1002];[.$A66];[$Estimacion_Tiempos.Q$10:.Q$1002])" office:value-type="float" office:value="0">
            <text:p>0</text:p>
          </table:table-cell>
          <table:table-cell table:style-name="ce63" table:formula="of:=SUMIF([$Estimacion_Tiempos.$G$10:.$G$1002];[.$A66];[$Estimacion_Tiempos.R$10:.R$1002])" office:value-type="float" office:value="0">
            <text:p>0</text:p>
          </table:table-cell>
          <table:table-cell table:style-name="ce63" table:formula="of:=SUMIF([$Estimacion_Tiempos.$G$10:.$G$1002];[.$A66];[$Estimacion_Tiempos.S$10:.S$1002])" office:value-type="float" office:value="0">
            <text:p>0</text:p>
          </table:table-cell>
          <table:table-cell table:style-name="ce63" table:formula="of:=SUMIF([$Estimacion_Tiempos.$G$10:.$G$1002];[.$A66];[$Estimacion_Tiempos.T$10:.T$1002])" office:value-type="float" office:value="0">
            <text:p>0</text:p>
          </table:table-cell>
          <table:table-cell table:style-name="ce63" table:formula="of:=SUMIF([$Estimacion_Tiempos.$G$10:.$G$1002];[.$A66];[$Estimacion_Tiempos.U$10:.U$1002])" office:value-type="float" office:value="0">
            <text:p>0</text:p>
          </table:table-cell>
          <table:table-cell table:style-name="ce63" table:formula="of:=SUMIF([$Estimacion_Tiempos.$G$10:.$G$1002];[.$A66];[$Estimacion_Tiempos.V$10:.V$1002])" office:value-type="float" office:value="0">
            <text:p>0</text:p>
          </table:table-cell>
          <table:table-cell table:style-name="ce63" table:formula="of:=SUMIF([$Estimacion_Tiempos.$G$10:.$G$1002];[.$A66];[$Estimacion_Tiempos.W$10:.W$1002])" office:value-type="float" office:value="0">
            <text:p>0</text:p>
          </table:table-cell>
          <table:table-cell table:style-name="ce63" table:formula="of:=SUMIF([$Estimacion_Tiempos.$G$10:.$G$1002];[.$A66];[$Estimacion_Tiempos.X$10:.X$1002])" office:value-type="float" office:value="0">
            <text:p>0</text:p>
          </table:table-cell>
          <table:table-cell table:style-name="ce63" table:formula="of:=SUMIF([$Estimacion_Tiempos.$G$10:.$G$1002];[.$A66];[$Estimacion_Tiempos.Y$10:.Y$1002])" office:value-type="float" office:value="0">
            <text:p>0</text:p>
          </table:table-cell>
          <table:table-cell table:style-name="ce63" table:formula="of:=SUMIF([$Estimacion_Tiempos.$G$10:.$G$1002];[.$A66];[$Estimacion_Tiempos.Z$10:.Z$1002])" office:value-type="float" office:value="0">
            <text:p>0</text:p>
          </table:table-cell>
          <table:table-cell table:style-name="ce63" table:formula="of:=SUMIF([$Estimacion_Tiempos.$G$10:.$G$1002];[.$A66];[$Estimacion_Tiempos.AA$10:.AA$1002])" office:value-type="float" office:value="0">
            <text:p>0</text:p>
          </table:table-cell>
          <table:table-cell table:style-name="ce63" table:formula="of:=SUMIF([$Estimacion_Tiempos.$G$10:.$G$1002];[.$A66];[$Estimacion_Tiempos.AB$10:.AB$1002])" office:value-type="float" office:value="0">
            <text:p>0</text:p>
          </table:table-cell>
          <table:table-cell table:style-name="ce63" table:formula="of:=SUMIF([$Estimacion_Tiempos.$G$10:.$G$1002];[.$A66];[$Estimacion_Tiempos.AC$10:.AC$1002])" office:value-type="float" office:value="0">
            <text:p>0</text:p>
          </table:table-cell>
          <table:table-cell table:style-name="ce63" table:formula="of:=SUMIF([$Estimacion_Tiempos.$G$10:.$G$1002];[.$A66];[$Estimacion_Tiempos.AD$10:.AD$1002])" office:value-type="float" office:value="0">
            <text:p>0</text:p>
          </table:table-cell>
          <table:table-cell table:style-name="ce63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3]" office:value-type="float" office:value="0">
            <text:p>0</text:p>
          </table:table-cell>
          <table:table-cell table:style-name="ce63" table:formula="of:=SUMIF([$Estimacion_Tiempos.$G$10:.$G$1002];[.$A67];[$Estimacion_Tiempos.H$10:.H$1002])" office:value-type="float" office:value="0">
            <text:p>0</text:p>
          </table:table-cell>
          <table:table-cell table:style-name="ce63" table:formula="of:=SUMIF([$Estimacion_Tiempos.$G$10:.$G$1002];[.$A67];[$Estimacion_Tiempos.I$10:.I$1002])" office:value-type="float" office:value="0">
            <text:p>0</text:p>
          </table:table-cell>
          <table:table-cell table:style-name="ce63" table:formula="of:=SUMIF([$Estimacion_Tiempos.$G$10:.$G$1002];[.$A67];[$Estimacion_Tiempos.J$10:.J$1002])" office:value-type="float" office:value="0">
            <text:p>0</text:p>
          </table:table-cell>
          <table:table-cell table:style-name="ce63" table:formula="of:=SUMIF([$Estimacion_Tiempos.$G$10:.$G$1002];[.$A67];[$Estimacion_Tiempos.K$10:.K$1002])" office:value-type="float" office:value="0">
            <text:p>0</text:p>
          </table:table-cell>
          <table:table-cell table:style-name="ce63" table:formula="of:=SUMIF([$Estimacion_Tiempos.$G$10:.$G$1002];[.$A67];[$Estimacion_Tiempos.L$10:.L$1002])" office:value-type="float" office:value="0">
            <text:p>0</text:p>
          </table:table-cell>
          <table:table-cell table:style-name="ce63" table:formula="of:=SUMIF([$Estimacion_Tiempos.$G$10:.$G$1002];[.$A67];[$Estimacion_Tiempos.M$10:.M$1002])" office:value-type="float" office:value="0">
            <text:p>0</text:p>
          </table:table-cell>
          <table:table-cell table:style-name="ce63" table:formula="of:=SUMIF([$Estimacion_Tiempos.$G$10:.$G$1002];[.$A67];[$Estimacion_Tiempos.N$10:.N$1002])" office:value-type="float" office:value="0">
            <text:p>0</text:p>
          </table:table-cell>
          <table:table-cell table:style-name="ce63" table:formula="of:=SUMIF([$Estimacion_Tiempos.$G$10:.$G$1002];[.$A67];[$Estimacion_Tiempos.O$10:.O$1002])" office:value-type="float" office:value="0">
            <text:p>0</text:p>
          </table:table-cell>
          <table:table-cell table:style-name="ce63" table:formula="of:=SUMIF([$Estimacion_Tiempos.$G$10:.$G$1002];[.$A67];[$Estimacion_Tiempos.P$10:.P$1002])" office:value-type="float" office:value="0">
            <text:p>0</text:p>
          </table:table-cell>
          <table:table-cell table:style-name="ce63" table:formula="of:=SUMIF([$Estimacion_Tiempos.$G$10:.$G$1002];[.$A67];[$Estimacion_Tiempos.Q$10:.Q$1002])" office:value-type="float" office:value="0">
            <text:p>0</text:p>
          </table:table-cell>
          <table:table-cell table:style-name="ce63" table:formula="of:=SUMIF([$Estimacion_Tiempos.$G$10:.$G$1002];[.$A67];[$Estimacion_Tiempos.R$10:.R$1002])" office:value-type="float" office:value="0">
            <text:p>0</text:p>
          </table:table-cell>
          <table:table-cell table:style-name="ce63" table:formula="of:=SUMIF([$Estimacion_Tiempos.$G$10:.$G$1002];[.$A67];[$Estimacion_Tiempos.S$10:.S$1002])" office:value-type="float" office:value="0">
            <text:p>0</text:p>
          </table:table-cell>
          <table:table-cell table:style-name="ce63" table:formula="of:=SUMIF([$Estimacion_Tiempos.$G$10:.$G$1002];[.$A67];[$Estimacion_Tiempos.T$10:.T$1002])" office:value-type="float" office:value="0">
            <text:p>0</text:p>
          </table:table-cell>
          <table:table-cell table:style-name="ce63" table:formula="of:=SUMIF([$Estimacion_Tiempos.$G$10:.$G$1002];[.$A67];[$Estimacion_Tiempos.U$10:.U$1002])" office:value-type="float" office:value="0">
            <text:p>0</text:p>
          </table:table-cell>
          <table:table-cell table:style-name="ce63" table:formula="of:=SUMIF([$Estimacion_Tiempos.$G$10:.$G$1002];[.$A67];[$Estimacion_Tiempos.V$10:.V$1002])" office:value-type="float" office:value="0">
            <text:p>0</text:p>
          </table:table-cell>
          <table:table-cell table:style-name="ce63" table:formula="of:=SUMIF([$Estimacion_Tiempos.$G$10:.$G$1002];[.$A67];[$Estimacion_Tiempos.W$10:.W$1002])" office:value-type="float" office:value="0">
            <text:p>0</text:p>
          </table:table-cell>
          <table:table-cell table:style-name="ce63" table:formula="of:=SUMIF([$Estimacion_Tiempos.$G$10:.$G$1002];[.$A67];[$Estimacion_Tiempos.X$10:.X$1002])" office:value-type="float" office:value="0">
            <text:p>0</text:p>
          </table:table-cell>
          <table:table-cell table:style-name="ce63" table:formula="of:=SUMIF([$Estimacion_Tiempos.$G$10:.$G$1002];[.$A67];[$Estimacion_Tiempos.Y$10:.Y$1002])" office:value-type="float" office:value="0">
            <text:p>0</text:p>
          </table:table-cell>
          <table:table-cell table:style-name="ce63" table:formula="of:=SUMIF([$Estimacion_Tiempos.$G$10:.$G$1002];[.$A67];[$Estimacion_Tiempos.Z$10:.Z$1002])" office:value-type="float" office:value="0">
            <text:p>0</text:p>
          </table:table-cell>
          <table:table-cell table:style-name="ce63" table:formula="of:=SUMIF([$Estimacion_Tiempos.$G$10:.$G$1002];[.$A67];[$Estimacion_Tiempos.AA$10:.AA$1002])" office:value-type="float" office:value="0">
            <text:p>0</text:p>
          </table:table-cell>
          <table:table-cell table:style-name="ce63" table:formula="of:=SUMIF([$Estimacion_Tiempos.$G$10:.$G$1002];[.$A67];[$Estimacion_Tiempos.AB$10:.AB$1002])" office:value-type="float" office:value="0">
            <text:p>0</text:p>
          </table:table-cell>
          <table:table-cell table:style-name="ce63" table:formula="of:=SUMIF([$Estimacion_Tiempos.$G$10:.$G$1002];[.$A67];[$Estimacion_Tiempos.AC$10:.AC$1002])" office:value-type="float" office:value="0">
            <text:p>0</text:p>
          </table:table-cell>
          <table:table-cell table:style-name="ce63" table:formula="of:=SUMIF([$Estimacion_Tiempos.$G$10:.$G$1002];[.$A67];[$Estimacion_Tiempos.AD$10:.AD$1002])" office:value-type="float" office:value="0">
            <text:p>0</text:p>
          </table:table-cell>
          <table:table-cell table:style-name="ce63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4]" office:value-type="float" office:value="0">
            <text:p>0</text:p>
          </table:table-cell>
          <table:table-cell table:style-name="ce63" table:formula="of:=SUMIF([$Estimacion_Tiempos.$G$10:.$G$1002];[.$A68];[$Estimacion_Tiempos.H$10:.H$1002])" office:value-type="float" office:value="0">
            <text:p>0</text:p>
          </table:table-cell>
          <table:table-cell table:style-name="ce63" table:formula="of:=SUMIF([$Estimacion_Tiempos.$G$10:.$G$1002];[.$A68];[$Estimacion_Tiempos.I$10:.I$1002])" office:value-type="float" office:value="0">
            <text:p>0</text:p>
          </table:table-cell>
          <table:table-cell table:style-name="ce63" table:formula="of:=SUMIF([$Estimacion_Tiempos.$G$10:.$G$1002];[.$A68];[$Estimacion_Tiempos.J$10:.J$1002])" office:value-type="float" office:value="0">
            <text:p>0</text:p>
          </table:table-cell>
          <table:table-cell table:style-name="ce63" table:formula="of:=SUMIF([$Estimacion_Tiempos.$G$10:.$G$1002];[.$A68];[$Estimacion_Tiempos.K$10:.K$1002])" office:value-type="float" office:value="0">
            <text:p>0</text:p>
          </table:table-cell>
          <table:table-cell table:style-name="ce63" table:formula="of:=SUMIF([$Estimacion_Tiempos.$G$10:.$G$1002];[.$A68];[$Estimacion_Tiempos.L$10:.L$1002])" office:value-type="float" office:value="0">
            <text:p>0</text:p>
          </table:table-cell>
          <table:table-cell table:style-name="ce63" table:formula="of:=SUMIF([$Estimacion_Tiempos.$G$10:.$G$1002];[.$A68];[$Estimacion_Tiempos.M$10:.M$1002])" office:value-type="float" office:value="0">
            <text:p>0</text:p>
          </table:table-cell>
          <table:table-cell table:style-name="ce63" table:formula="of:=SUMIF([$Estimacion_Tiempos.$G$10:.$G$1002];[.$A68];[$Estimacion_Tiempos.N$10:.N$1002])" office:value-type="float" office:value="0">
            <text:p>0</text:p>
          </table:table-cell>
          <table:table-cell table:style-name="ce63" table:formula="of:=SUMIF([$Estimacion_Tiempos.$G$10:.$G$1002];[.$A68];[$Estimacion_Tiempos.O$10:.O$1002])" office:value-type="float" office:value="0">
            <text:p>0</text:p>
          </table:table-cell>
          <table:table-cell table:style-name="ce63" table:formula="of:=SUMIF([$Estimacion_Tiempos.$G$10:.$G$1002];[.$A68];[$Estimacion_Tiempos.P$10:.P$1002])" office:value-type="float" office:value="0">
            <text:p>0</text:p>
          </table:table-cell>
          <table:table-cell table:style-name="ce63" table:formula="of:=SUMIF([$Estimacion_Tiempos.$G$10:.$G$1002];[.$A68];[$Estimacion_Tiempos.Q$10:.Q$1002])" office:value-type="float" office:value="0">
            <text:p>0</text:p>
          </table:table-cell>
          <table:table-cell table:style-name="ce63" table:formula="of:=SUMIF([$Estimacion_Tiempos.$G$10:.$G$1002];[.$A68];[$Estimacion_Tiempos.R$10:.R$1002])" office:value-type="float" office:value="0">
            <text:p>0</text:p>
          </table:table-cell>
          <table:table-cell table:style-name="ce63" table:formula="of:=SUMIF([$Estimacion_Tiempos.$G$10:.$G$1002];[.$A68];[$Estimacion_Tiempos.S$10:.S$1002])" office:value-type="float" office:value="0">
            <text:p>0</text:p>
          </table:table-cell>
          <table:table-cell table:style-name="ce63" table:formula="of:=SUMIF([$Estimacion_Tiempos.$G$10:.$G$1002];[.$A68];[$Estimacion_Tiempos.T$10:.T$1002])" office:value-type="float" office:value="0">
            <text:p>0</text:p>
          </table:table-cell>
          <table:table-cell table:style-name="ce63" table:formula="of:=SUMIF([$Estimacion_Tiempos.$G$10:.$G$1002];[.$A68];[$Estimacion_Tiempos.U$10:.U$1002])" office:value-type="float" office:value="0">
            <text:p>0</text:p>
          </table:table-cell>
          <table:table-cell table:style-name="ce63" table:formula="of:=SUMIF([$Estimacion_Tiempos.$G$10:.$G$1002];[.$A68];[$Estimacion_Tiempos.V$10:.V$1002])" office:value-type="float" office:value="0">
            <text:p>0</text:p>
          </table:table-cell>
          <table:table-cell table:style-name="ce63" table:formula="of:=SUMIF([$Estimacion_Tiempos.$G$10:.$G$1002];[.$A68];[$Estimacion_Tiempos.W$10:.W$1002])" office:value-type="float" office:value="0">
            <text:p>0</text:p>
          </table:table-cell>
          <table:table-cell table:style-name="ce63" table:formula="of:=SUMIF([$Estimacion_Tiempos.$G$10:.$G$1002];[.$A68];[$Estimacion_Tiempos.X$10:.X$1002])" office:value-type="float" office:value="0">
            <text:p>0</text:p>
          </table:table-cell>
          <table:table-cell table:style-name="ce63" table:formula="of:=SUMIF([$Estimacion_Tiempos.$G$10:.$G$1002];[.$A68];[$Estimacion_Tiempos.Y$10:.Y$1002])" office:value-type="float" office:value="0">
            <text:p>0</text:p>
          </table:table-cell>
          <table:table-cell table:style-name="ce63" table:formula="of:=SUMIF([$Estimacion_Tiempos.$G$10:.$G$1002];[.$A68];[$Estimacion_Tiempos.Z$10:.Z$1002])" office:value-type="float" office:value="0">
            <text:p>0</text:p>
          </table:table-cell>
          <table:table-cell table:style-name="ce63" table:formula="of:=SUMIF([$Estimacion_Tiempos.$G$10:.$G$1002];[.$A68];[$Estimacion_Tiempos.AA$10:.AA$1002])" office:value-type="float" office:value="0">
            <text:p>0</text:p>
          </table:table-cell>
          <table:table-cell table:style-name="ce63" table:formula="of:=SUMIF([$Estimacion_Tiempos.$G$10:.$G$1002];[.$A68];[$Estimacion_Tiempos.AB$10:.AB$1002])" office:value-type="float" office:value="0">
            <text:p>0</text:p>
          </table:table-cell>
          <table:table-cell table:style-name="ce63" table:formula="of:=SUMIF([$Estimacion_Tiempos.$G$10:.$G$1002];[.$A68];[$Estimacion_Tiempos.AC$10:.AC$1002])" office:value-type="float" office:value="0">
            <text:p>0</text:p>
          </table:table-cell>
          <table:table-cell table:style-name="ce63" table:formula="of:=SUMIF([$Estimacion_Tiempos.$G$10:.$G$1002];[.$A68];[$Estimacion_Tiempos.AD$10:.AD$1002])" office:value-type="float" office:value="0">
            <text:p>0</text:p>
          </table:table-cell>
          <table:table-cell table:style-name="ce63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>
          <table:table-cell table:style-name="ce59" table:formula="of:=[$Config.C25]" office:value-type="float" office:value="0">
            <text:p>0</text:p>
          </table:table-cell>
          <table:table-cell table:style-name="ce63" table:formula="of:=SUMIF([$Estimacion_Tiempos.$G$10:.$G$1002];[.$A69];[$Estimacion_Tiempos.H$10:.H$1002])" office:value-type="float" office:value="0">
            <text:p>0</text:p>
          </table:table-cell>
          <table:table-cell table:style-name="ce63" table:formula="of:=SUMIF([$Estimacion_Tiempos.$G$10:.$G$1002];[.$A69];[$Estimacion_Tiempos.I$10:.I$1002])" office:value-type="float" office:value="0">
            <text:p>0</text:p>
          </table:table-cell>
          <table:table-cell table:style-name="ce63" table:formula="of:=SUMIF([$Estimacion_Tiempos.$G$10:.$G$1002];[.$A69];[$Estimacion_Tiempos.J$10:.J$1002])" office:value-type="float" office:value="0">
            <text:p>0</text:p>
          </table:table-cell>
          <table:table-cell table:style-name="ce63" table:formula="of:=SUMIF([$Estimacion_Tiempos.$G$10:.$G$1002];[.$A69];[$Estimacion_Tiempos.K$10:.K$1002])" office:value-type="float" office:value="0">
            <text:p>0</text:p>
          </table:table-cell>
          <table:table-cell table:style-name="ce63" table:formula="of:=SUMIF([$Estimacion_Tiempos.$G$10:.$G$1002];[.$A69];[$Estimacion_Tiempos.L$10:.L$1002])" office:value-type="float" office:value="0">
            <text:p>0</text:p>
          </table:table-cell>
          <table:table-cell table:style-name="ce63" table:formula="of:=SUMIF([$Estimacion_Tiempos.$G$10:.$G$1002];[.$A69];[$Estimacion_Tiempos.M$10:.M$1002])" office:value-type="float" office:value="0">
            <text:p>0</text:p>
          </table:table-cell>
          <table:table-cell table:style-name="ce63" table:formula="of:=SUMIF([$Estimacion_Tiempos.$G$10:.$G$1002];[.$A69];[$Estimacion_Tiempos.N$10:.N$1002])" office:value-type="float" office:value="0">
            <text:p>0</text:p>
          </table:table-cell>
          <table:table-cell table:style-name="ce63" table:formula="of:=SUMIF([$Estimacion_Tiempos.$G$10:.$G$1002];[.$A69];[$Estimacion_Tiempos.O$10:.O$1002])" office:value-type="float" office:value="0">
            <text:p>0</text:p>
          </table:table-cell>
          <table:table-cell table:style-name="ce63" table:formula="of:=SUMIF([$Estimacion_Tiempos.$G$10:.$G$1002];[.$A69];[$Estimacion_Tiempos.P$10:.P$1002])" office:value-type="float" office:value="0">
            <text:p>0</text:p>
          </table:table-cell>
          <table:table-cell table:style-name="ce63" table:formula="of:=SUMIF([$Estimacion_Tiempos.$G$10:.$G$1002];[.$A69];[$Estimacion_Tiempos.Q$10:.Q$1002])" office:value-type="float" office:value="0">
            <text:p>0</text:p>
          </table:table-cell>
          <table:table-cell table:style-name="ce63" table:formula="of:=SUMIF([$Estimacion_Tiempos.$G$10:.$G$1002];[.$A69];[$Estimacion_Tiempos.R$10:.R$1002])" office:value-type="float" office:value="0">
            <text:p>0</text:p>
          </table:table-cell>
          <table:table-cell table:style-name="ce63" table:formula="of:=SUMIF([$Estimacion_Tiempos.$G$10:.$G$1002];[.$A69];[$Estimacion_Tiempos.S$10:.S$1002])" office:value-type="float" office:value="0">
            <text:p>0</text:p>
          </table:table-cell>
          <table:table-cell table:style-name="ce63" table:formula="of:=SUMIF([$Estimacion_Tiempos.$G$10:.$G$1002];[.$A69];[$Estimacion_Tiempos.T$10:.T$1002])" office:value-type="float" office:value="0">
            <text:p>0</text:p>
          </table:table-cell>
          <table:table-cell table:style-name="ce63" table:formula="of:=SUMIF([$Estimacion_Tiempos.$G$10:.$G$1002];[.$A69];[$Estimacion_Tiempos.U$10:.U$1002])" office:value-type="float" office:value="0">
            <text:p>0</text:p>
          </table:table-cell>
          <table:table-cell table:style-name="ce63" table:formula="of:=SUMIF([$Estimacion_Tiempos.$G$10:.$G$1002];[.$A69];[$Estimacion_Tiempos.V$10:.V$1002])" office:value-type="float" office:value="0">
            <text:p>0</text:p>
          </table:table-cell>
          <table:table-cell table:style-name="ce63" table:formula="of:=SUMIF([$Estimacion_Tiempos.$G$10:.$G$1002];[.$A69];[$Estimacion_Tiempos.W$10:.W$1002])" office:value-type="float" office:value="0">
            <text:p>0</text:p>
          </table:table-cell>
          <table:table-cell table:style-name="ce63" table:formula="of:=SUMIF([$Estimacion_Tiempos.$G$10:.$G$1002];[.$A69];[$Estimacion_Tiempos.X$10:.X$1002])" office:value-type="float" office:value="0">
            <text:p>0</text:p>
          </table:table-cell>
          <table:table-cell table:style-name="ce63" table:formula="of:=SUMIF([$Estimacion_Tiempos.$G$10:.$G$1002];[.$A69];[$Estimacion_Tiempos.Y$10:.Y$1002])" office:value-type="float" office:value="0">
            <text:p>0</text:p>
          </table:table-cell>
          <table:table-cell table:style-name="ce63" table:formula="of:=SUMIF([$Estimacion_Tiempos.$G$10:.$G$1002];[.$A69];[$Estimacion_Tiempos.Z$10:.Z$1002])" office:value-type="float" office:value="0">
            <text:p>0</text:p>
          </table:table-cell>
          <table:table-cell table:style-name="ce63" table:formula="of:=SUMIF([$Estimacion_Tiempos.$G$10:.$G$1002];[.$A69];[$Estimacion_Tiempos.AA$10:.AA$1002])" office:value-type="float" office:value="0">
            <text:p>0</text:p>
          </table:table-cell>
          <table:table-cell table:style-name="ce63" table:formula="of:=SUMIF([$Estimacion_Tiempos.$G$10:.$G$1002];[.$A69];[$Estimacion_Tiempos.AB$10:.AB$1002])" office:value-type="float" office:value="0">
            <text:p>0</text:p>
          </table:table-cell>
          <table:table-cell table:style-name="ce63" table:formula="of:=SUMIF([$Estimacion_Tiempos.$G$10:.$G$1002];[.$A69];[$Estimacion_Tiempos.AC$10:.AC$1002])" office:value-type="float" office:value="0">
            <text:p>0</text:p>
          </table:table-cell>
          <table:table-cell table:style-name="ce63" table:formula="of:=SUMIF([$Estimacion_Tiempos.$G$10:.$G$1002];[.$A69];[$Estimacion_Tiempos.AD$10:.AD$1002])" office:value-type="float" office:value="0">
            <text:p>0</text:p>
          </table:table-cell>
          <table:table-cell table:style-name="ce63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empos_Trabajados" table:style-name="ta10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4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4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style-name="ce74" office:value-type="string">
            <text:p>M</text:p>
          </table:table-cell>
          <table:table-cell table:style-name="ce74" office:value-type="string">
            <text:p>M</text:p>
          </table:table-cell>
          <table:table-cell table:style-name="ce74" office:value-type="string">
            <text:p>J</text:p>
          </table:table-cell>
          <table:table-cell table:style-name="ce74" office:value-type="string">
            <text:p>V</text:p>
          </table:table-cell>
          <table:table-cell table:style-name="ce74" office:value-type="string">
            <text:p>S</text:p>
          </table:table-cell>
          <table:table-cell table:style-name="ce74" office:value-type="string">
            <text:p>D</text:p>
          </table:table-cell>
          <table:table-cell table:style-name="ce74" table:formula="of:=IF([.M5]=&quot;&quot;;&quot; &quot;;CHOOSE(WEEKDAY([.M5];2);&quot;L&quot;;&quot;M&quot;;&quot;X&quot;;&quot;J&quot;;&quot;V&quot;;&quot;S&quot;;&quot;D&quot;))" office:value-type="float" office:value="0">
            <text:p>#VALUE!</text:p>
          </table:table-cell>
          <table:table-cell table:style-name="ce74" office:value-type="string">
            <text:p>M</text:p>
          </table:table-cell>
          <table:table-cell table:style-name="ce74" office:value-type="string">
            <text:p>M</text:p>
          </table:table-cell>
          <table:table-cell table:style-name="ce74" office:value-type="string">
            <text:p>J</text:p>
          </table:table-cell>
          <table:table-cell table:style-name="ce74" office:value-type="string">
            <text:p>V</text:p>
          </table:table-cell>
          <table:table-cell table:style-name="ce74" office:value-type="string">
            <text:p>S</text:p>
          </table:table-cell>
          <table:table-cell table:style-name="ce74" office:value-type="string">
            <text:p>D</text:p>
          </table:table-cell>
          <table:table-cell table:style-name="ce76" table:formula="of:=IF([.T5]=&quot;&quot;;&quot; &quot;;CHOOSE(WEEKDAY([.T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U5]=&quot;&quot;;&quot; &quot;;CHOOSE(WEEKDAY([.U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V5]=&quot;&quot;;&quot; &quot;;CHOOSE(WEEKDAY([.V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W5]=&quot;&quot;;&quot; &quot;;CHOOSE(WEEKDAY([.W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X5]=&quot;&quot;;&quot; &quot;;CHOOSE(WEEKDAY([.X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Y5]=&quot;&quot;;&quot; &quot;;CHOOSE(WEEKDAY([.Y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Z5]=&quot;&quot;;&quot; &quot;;CHOOSE(WEEKDAY([.Z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AA5]=&quot;&quot;;&quot; &quot;;CHOOSE(WEEKDAY([.AA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AB5]=&quot;&quot;;&quot; &quot;;CHOOSE(WEEKDAY([.AB5];2);&quot;L&quot;;&quot;M&quot;;&quot;X&quot;;&quot;J&quot;;&quot;V&quot;;&quot;S&quot;;&quot;D&quot;))" office:value-type="float" office:value="0">
            <text:p>#N/A</text:p>
          </table:table-cell>
          <table:table-cell table:style-name="ce76" table:formula="of:=IF([.AC5]=&quot;&quot;;&quot; &quot;;CHOOSE(WEEKDAY([.AC5];2);&quot;L&quot;;&quot;M&quot;;&quot;X&quot;;&quot;J&quot;;&quot;V&quot;;&quot;S&quot;;&quot;D&quot;))" office:value-type="float" office:value="0">
            <text:p>#N/A</text:p>
          </table:table-cell>
          <table:table-cell table:style-name="ce77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6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2" table:formula="of:=NA()" office:value-type="float" office:value="0">
            <text:p>#N/A</text:p>
          </table:table-cell>
          <table:table-cell table:style-name="ce54"/>
          <table:table-cell table:style-name="ce27" table:number-columns-repeated="994"/>
        </table:table-row>
        <table:table-row table:style-name="ro7">
          <table:table-cell table:style-name="ce27" table:number-columns-repeated="5"/>
          <table:table-cell table:style-name="ce46" table:number-columns-repeated="24"/>
          <table:table-cell table:style-name="ce55"/>
          <table:table-cell table:style-name="ce27" table:number-columns-repeated="6"/>
          <table:table-cell table:style-name="ce57" table:formula="of:=[$Config.A14]" office:value-type="string" office:string-value="Requerimientos">
            <text:p>Requerimientos</text:p>
          </table:table-cell>
          <table:table-cell table:style-name="ce57" table:formula="of:=[$Config.B14]" office:value-type="string" office:string-value="Pendiente">
            <text:p>Pendiente</text:p>
          </table:table-cell>
          <table:table-cell table:style-name="ce57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4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0">
            <text:p>0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7" table:formula="of:=[$Config.A15]" office:value-type="string" office:string-value="Análisis">
            <text:p>Análisis</text:p>
          </table:table-cell>
          <table:table-cell table:style-name="ce57" table:formula="of:=[$Config.B15]" office:value-type="string" office:string-value="En curso">
            <text:p>En curso</text:p>
          </table:table-cell>
          <table:table-cell table:style-name="ce57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4">
          <table:table-cell table:style-name="ce72" table:number-columns-spanned="5" table:number-rows-spanned="1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style-name="ce48" office:value-type="string" table:number-columns-spanned="24" table:number-rows-spanned="2">
            <text:p>Tiempo Dedicad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7"/>
          <table:table-cell table:style-name="ce57" table:formula="of:=[$Config.A16]" office:value-type="string" office:string-value="Diseño">
            <text:p>Diseño</text:p>
          </table:table-cell>
          <table:table-cell table:style-name="ce57" table:formula="of:=[$Config.B16]" office:value-type="string" office:string-value="Terminada">
            <text:p>Terminada</text:p>
          </table:table-cell>
          <table:table-cell table:style-name="ce57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4">
          <table:table-cell table:style-name="ce32" office:value-type="string" table:number-columns-spanned="3" table:number-rows-spanned="1">
            <text:p>Tarea</text:p>
          </table:table-cell>
          <table:covered-table-cell table:style-name="ce32"/>
          <table:covered-table-cell table:style-name="ce32"/>
          <table:table-cell table:style-name="ce29" office:value-type="string">
            <text:p>Responsable</text:p>
          </table:table-cell>
          <table:table-cell table:style-name="ce29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56"/>
          <table:table-cell table:number-columns-repeated="6"/>
          <table:table-cell table:style-name="ce57" table:formula="of:=[$Config.A17]" office:value-type="string" office:string-value="Implementación">
            <text:p>Implementación</text:p>
          </table:table-cell>
          <table:table-cell table:style-name="ce57" table:formula="of:=[$Config.B17]" office:value-type="string" office:string-value="Eliminada">
            <text:p>Eliminada</text:p>
          </table:table-cell>
          <table:table-cell table:style-name="ce57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4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style-name="ce33"/>
          <table:covered-table-cell table:style-name="ce33"/>
          <table:table-cell table:style-name="ce73" table:formula="of:=[$Estimacion_Tiempos.G10]" office:value-type="string" office:string-value="Chelo">
            <text:p>Chelo</text:p>
          </table:table-cell>
          <table:table-cell table:style-name="ce73"/>
          <table:table-cell table:style-name="ce31">
            <office:annotation draw:style-name="gr1" draw:text-style-name="P1" svg:width="3.571cm" svg:height="1.908cm" svg:x="17.137cm" svg:y="4.81cm" draw:caption-point-x="-0.427cm" draw:caption-point-y="0.278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5"/>
          <table:table-cell table:style-name="ce75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7" table:formula="of:=[$Config.A18]" office:value-type="string" office:string-value="Prueba">
            <text:p>Prueba</text:p>
          </table:table-cell>
          <table:table-cell table:style-name="ce57" table:formula="of:=[$Config.B18]" office:value-type="float" office:value="0">
            <text:p>0</text:p>
          </table:table-cell>
          <table:table-cell table:style-name="ce57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4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style-name="ce33"/>
          <table:covered-table-cell table:style-name="ce33"/>
          <table:table-cell table:style-name="ce73" table:formula="of:=[$Estimacion_Tiempos.G11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7" table:formula="of:=[$Config.A19]" office:value-type="string" office:string-value="Reunión">
            <text:p>Reunión</text:p>
          </table:table-cell>
          <table:table-cell table:style-name="ce57" table:formula="of:=[$Config.B19]" office:value-type="float" office:value="0">
            <text:p>0</text:p>
          </table:table-cell>
          <table:table-cell table:style-name="ce57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style-name="ce33"/>
          <table:covered-table-cell table:style-name="ce33"/>
          <table:table-cell table:style-name="ce73" table:formula="of:=[$Estimacion_Tiempos.G12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0]" office:value-type="float" office:value="0">
            <text:p>0</text:p>
          </table:table-cell>
          <table:table-cell table:style-name="ce57" table:formula="of:=[$Config.B20]" office:value-type="float" office:value="0">
            <text:p>0</text:p>
          </table:table-cell>
          <table:table-cell table:style-name="ce57" table:formula="of:=[$Config.C20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style-name="ce33"/>
          <table:covered-table-cell table:style-name="ce33"/>
          <table:table-cell table:style-name="ce73" table:formula="of:=[$Estimacion_Tiempos.G13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1]" office:value-type="float" office:value="0">
            <text:p>0</text:p>
          </table:table-cell>
          <table:table-cell table:style-name="ce57" table:formula="of:=[$Config.B21]" office:value-type="float" office:value="0">
            <text:p>0</text:p>
          </table:table-cell>
          <table:table-cell table:style-name="ce57" table:formula="of:=[$Config.C21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style-name="ce33"/>
          <table:covered-table-cell table:style-name="ce33"/>
          <table:table-cell table:style-name="ce73" table:formula="of:=[$Estimacion_Tiempos.G14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2]" office:value-type="float" office:value="0">
            <text:p>0</text:p>
          </table:table-cell>
          <table:table-cell table:style-name="ce57" table:formula="of:=[$Config.B22]" office:value-type="float" office:value="0">
            <text:p>0</text:p>
          </table:table-cell>
          <table:table-cell table:style-name="ce57" table:formula="of:=[$Config.C22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style-name="ce33"/>
          <table:covered-table-cell table:style-name="ce33"/>
          <table:table-cell table:style-name="ce73" table:formula="of:=[$Estimacion_Tiempos.G15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3]" office:value-type="float" office:value="0">
            <text:p>0</text:p>
          </table:table-cell>
          <table:table-cell table:style-name="ce57" table:formula="of:=[$Config.B23]" office:value-type="float" office:value="0">
            <text:p>0</text:p>
          </table:table-cell>
          <table:table-cell table:style-name="ce57" table:formula="of:=[$Config.C23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style-name="ce33"/>
          <table:covered-table-cell table:style-name="ce33"/>
          <table:table-cell table:style-name="ce73" table:formula="of:=[$Estimacion_Tiempos.G16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4]" office:value-type="float" office:value="0">
            <text:p>0</text:p>
          </table:table-cell>
          <table:table-cell table:style-name="ce57" table:formula="of:=[$Config.B24]" office:value-type="float" office:value="0">
            <text:p>0</text:p>
          </table:table-cell>
          <table:table-cell table:style-name="ce57" table:formula="of:=[$Config.C24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style-name="ce33"/>
          <table:covered-table-cell table:style-name="ce33"/>
          <table:table-cell table:style-name="ce73" table:formula="of:=[$Estimacion_Tiempos.G17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A25]" office:value-type="float" office:value="0">
            <text:p>0</text:p>
          </table:table-cell>
          <table:table-cell table:style-name="ce57" table:formula="of:=[$Config.B25]" office:value-type="float" office:value="0">
            <text:p>0</text:p>
          </table:table-cell>
          <table:table-cell table:style-name="ce57" table:formula="of:=[$Config.C25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style-name="ce33"/>
          <table:covered-table-cell table:style-name="ce33"/>
          <table:table-cell table:style-name="ce73" table:formula="of:=[$Estimacion_Tiempos.G18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7"/>
          <table:table-cell table:style-name="ce57" table:formula="of:=[$Config.G14]" office:value-type="float" office:value="0">
            <text:p>0</text:p>
          </table:table-cell>
          <table:table-cell table:style-name="ce57" table:formula="of:=[$Config.H14]" office:value-type="float" office:value="0">
            <text:p>0</text:p>
          </table:table-cell>
          <table:table-cell table:style-name="ce57" table:formula="of:=[$Config.I14]" office:value-type="float" office:value="0">
            <text:p>0</text:p>
          </table:table-cell>
          <table:table-cell table:number-columns-repeated="985"/>
        </table:table-row>
        <table:table-row table:style-name="ro4" table:visibility="filter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style-name="ce33"/>
          <table:covered-table-cell table:style-name="ce33"/>
          <table:table-cell table:style-name="ce73" table:formula="of:=[$Estimacion_Tiempos.G19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style-name="ce33"/>
          <table:covered-table-cell table:style-name="ce33"/>
          <table:table-cell table:style-name="ce73" table:formula="of:=[$Estimacion_Tiempos.G20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40</text:p>
          </table:table-cell>
          <table:table-cell table:style-name="ce31" table:number-columns-repeated="1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style-name="ce33"/>
          <table:covered-table-cell table:style-name="ce33"/>
          <table:table-cell table:style-name="ce73" table:formula="of:=[$Estimacion_Tiempos.G21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23</text:p>
          </table:table-cell>
          <table:table-cell table:style-name="ce31" table:number-columns-repeated="17"/>
          <table:table-cell table:number-columns-repeated="995"/>
        </table:table-row>
        <table:table-row table:style-name="ro4" table:visibility="filter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style-name="ce33"/>
          <table:covered-table-cell table:style-name="ce33"/>
          <table:table-cell table:style-name="ce73" table:formula="of:=[$Estimacion_Tiempos.G22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style-name="ce33"/>
          <table:covered-table-cell table:style-name="ce33"/>
          <table:table-cell table:style-name="ce73" table:formula="of:=[$Estimacion_Tiempos.G23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style-name="ce33"/>
          <table:covered-table-cell table:style-name="ce33"/>
          <table:table-cell table:style-name="ce73" table:formula="of:=[$Estimacion_Tiempos.G24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style-name="ce33"/>
          <table:covered-table-cell table:style-name="ce33"/>
          <table:table-cell table:style-name="ce73" table:formula="of:=[$Estimacion_Tiempos.G25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style-name="ce33"/>
          <table:covered-table-cell table:style-name="ce33"/>
          <table:table-cell table:style-name="ce73" table:formula="of:=[$Estimacion_Tiempos.G26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style-name="ce33"/>
          <table:covered-table-cell table:style-name="ce33"/>
          <table:table-cell table:style-name="ce73" table:formula="of:=[$Estimacion_Tiempos.G27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style-name="ce33"/>
          <table:covered-table-cell table:style-name="ce33"/>
          <table:table-cell table:style-name="ce73" table:formula="of:=[$Estimacion_Tiempos.G28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style-name="ce33"/>
          <table:covered-table-cell table:style-name="ce33"/>
          <table:table-cell table:style-name="ce73" table:formula="of:=[$Estimacion_Tiempos.G29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style-name="ce33"/>
          <table:covered-table-cell table:style-name="ce33"/>
          <table:table-cell table:style-name="ce73" table:formula="of:=[$Estimacion_Tiempos.G30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15</text:p>
          </table:table-cell>
          <table:table-cell table:style-name="ce31" table:number-columns-repeated="17"/>
          <table:table-cell table:number-columns-repeated="995"/>
        </table:table-row>
        <table:table-row table:style-name="ro4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style-name="ce33"/>
          <table:covered-table-cell table:style-name="ce33"/>
          <table:table-cell table:style-name="ce73" table:formula="of:=[$Estimacion_Tiempos.G31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20</text:p>
          </table:table-cell>
          <table:table-cell table:style-name="ce31" table:number-columns-repeated="17"/>
          <table:table-cell table:number-columns-repeated="995"/>
        </table:table-row>
        <table:table-row table:style-name="ro4" table:visibility="filter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style-name="ce33"/>
          <table:covered-table-cell table:style-name="ce33"/>
          <table:table-cell table:style-name="ce73" table:formula="of:=[$Estimacion_Tiempos.G32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style-name="ce33"/>
          <table:covered-table-cell table:style-name="ce33"/>
          <table:table-cell table:style-name="ce73" table:formula="of:=[$Estimacion_Tiempos.G33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style-name="ce33"/>
          <table:covered-table-cell table:style-name="ce33"/>
          <table:table-cell table:style-name="ce73" table:formula="of:=[$Estimacion_Tiempos.G34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style-name="ce33"/>
          <table:covered-table-cell table:style-name="ce33"/>
          <table:table-cell table:style-name="ce73" table:formula="of:=[$Estimacion_Tiempos.G35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style-name="ce33"/>
          <table:covered-table-cell table:style-name="ce33"/>
          <table:table-cell table:style-name="ce73" table:formula="of:=[$Estimacion_Tiempos.G36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style-name="ce33"/>
          <table:covered-table-cell table:style-name="ce33"/>
          <table:table-cell table:style-name="ce73" table:formula="of:=[$Estimacion_Tiempos.G37]" office:value-type="string" office:string-value="Pipo">
            <text:p>Pipo</text:p>
          </table:table-cell>
          <table:table-cell table:style-name="ce73"/>
          <table:table-cell table:style-name="ce31" table:number-columns-repeated="5"/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4" table:visibility="filter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style-name="ce33"/>
          <table:covered-table-cell table:style-name="ce33"/>
          <table:table-cell table:style-name="ce73" table:formula="of:=[$Estimacion_Tiempos.G38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style-name="ce33"/>
          <table:covered-table-cell table:style-name="ce33"/>
          <table:table-cell table:style-name="ce73" table:formula="of:=[$Estimacion_Tiempos.G39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style-name="ce33"/>
          <table:covered-table-cell table:style-name="ce33"/>
          <table:table-cell table:style-name="ce73" table:formula="of:=[$Estimacion_Tiempos.G40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5</text:p>
          </table:table-cell>
          <table:table-cell table:style-name="ce31" table:number-columns-repeated="17"/>
          <table:table-cell table:number-columns-repeated="995"/>
        </table:table-row>
        <table:table-row table:style-name="ro4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style-name="ce33"/>
          <table:covered-table-cell table:style-name="ce33"/>
          <table:table-cell table:style-name="ce73" table:formula="of:=[$Estimacion_Tiempos.G41]" office:value-type="string" office:string-value="chelo">
            <text:p>chelo</text:p>
          </table:table-cell>
          <table:table-cell table:style-name="ce73"/>
          <table:table-cell table:style-name="ce31" table:number-columns-repeated="6"/>
          <table:table-cell table:style-name="ce75" office:value-type="string">
            <text:p>0.6</text:p>
          </table:table-cell>
          <table:table-cell table:style-name="ce31" table:number-columns-repeated="17"/>
          <table:table-cell table:number-columns-repeated="995"/>
        </table:table-row>
        <table:table-row table:style-name="ro4" table:visibility="filter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style-name="ce33"/>
          <table:covered-table-cell table:style-name="ce33"/>
          <table:table-cell table:style-name="ce73" table:formula="of:=[$Estimacion_Tiempos.G42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style-name="ce33"/>
          <table:covered-table-cell table:style-name="ce33"/>
          <table:table-cell table:style-name="ce73" table:formula="of:=[$Estimacion_Tiempos.G43]" office:value-type="string" office:string-value="Lean">
            <text:p>Lean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style-name="ce33"/>
          <table:covered-table-cell table:style-name="ce33"/>
          <table:table-cell table:style-name="ce73" table:formula="of:=[$Estimacion_Tiempos.G44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style-name="ce33"/>
          <table:covered-table-cell table:style-name="ce33"/>
          <table:table-cell table:style-name="ce73" table:formula="of:=[$Estimacion_Tiempos.G45]" office:value-type="string" office:string-value="Pela">
            <text:p>Pela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style-name="ce33"/>
          <table:covered-table-cell table:style-name="ce33"/>
          <table:table-cell table:style-name="ce73" table:formula="of:=[$Estimacion_Tiempos.G46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style-name="ce33"/>
          <table:covered-table-cell table:style-name="ce33"/>
          <table:table-cell table:style-name="ce73" table:formula="of:=[$Estimacion_Tiempos.G47]" office:value-type="string" office:string-value="Pipo">
            <text:p>Pip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style-name="ce33"/>
          <table:covered-table-cell table:style-name="ce33"/>
          <table:table-cell table:style-name="ce73" table:formula="of:=[$Estimacion_Tiempos.G48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style-name="ce33"/>
          <table:covered-table-cell table:style-name="ce33"/>
          <table:table-cell table:style-name="ce73" table:formula="of:=[$Estimacion_Tiempos.G49]" office:value-type="string" office:string-value="tincho">
            <text:p>tincho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5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3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formula="of:=[$Estimacion_Tiempos.B64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3" table:formula="of:=[$Estimacion_Tiempos.G6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6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7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8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9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0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1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2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3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4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5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6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7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1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2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3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4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5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6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7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8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89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3" table:formula="of:=[$Estimacion_Tiempos.G190]" office:value-type="float" office:value="0">
            <text:p>0</text:p>
          </table:table-cell>
          <table:table-cell table:style-name="ce73"/>
          <table:table-cell table:style-name="ce31" table:number-columns-repeated="24"/>
          <table:table-cell table:number-columns-repeated="995"/>
        </table:table-row>
        <table:table-row table:style-name="ro4" table:number-rows-repeated="10483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pedimentos" table:style-name="ta11" table:print="false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4" table:number-rows-repeated="5">
          <table:table-cell table:number-columns-repeated="20"/>
          <table:table-cell table:style-name="ce79"/>
          <table:table-cell table:number-columns-repeated="1003"/>
        </table:table-row>
        <table:table-row table:style-name="ro4">
          <table:table-cell table:number-columns-repeated="2"/>
          <table:table-cell table:style-name="ce78" office:value-type="string">
            <text:p>Impedimento</text:p>
          </table:table-cell>
          <table:table-cell table:style-name="ce78" office:value-type="string">
            <text:p>Reportó</text:p>
          </table:table-cell>
          <table:table-cell table:style-name="ce78" office:value-type="string">
            <text:p>Solución posible</text:p>
          </table:table-cell>
          <table:table-cell table:style-name="ce78" office:value-type="string">
            <text:p>Estado</text:p>
          </table:table-cell>
          <table:table-cell table:number-columns-repeated="14"/>
          <table:table-cell table:style-name="ce79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9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4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/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Chel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8:21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4-22T18:21:31</dc:date>
    <meta:print-date>2008-03-02T09:03:16</meta:print-date>
    <meta:editing-cycles>16</meta:editing-cycles>
    <meta:editing-duration>PT01H14M39S</meta:editing-duration>
    <meta:generator>OpenOffice.org/3.2$Linux OpenOffice.org_project/320m19$Build-9505</meta:generator>
    <dc:creator>marce </dc:creator>
    <meta:document-statistic meta:table-count="10" meta:cell-count="20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chart:class="chart:area" chart:style-name="ch1">
        <chart:title svg:x="8.719cm" svg:y="0.138cm" chart:style-name="ch2">
          <text:p>Gráfico de esfuerzo</text:p>
        </chart:title>
        <chart:legend chart:legend-position="end" svg:x="18.867cm" svg:y="3.171cm" chart:style-name="ch3"/>
        <chart:plot-area chart:style-name="ch4" table:cell-range-address="Estimacion_Tiempos.H5:Estimacion_Tiempos.AE5 Estimacion_Tiempos.H7:Estimacion_Tiempos.AE7" chart:data-source-has-labels="row" svg:x="0.623cm" svg:y="0.672cm" svg:width="17.833cm" svg:height="5.913cm"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13cm" svg:y="5.9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timacion_Tiempos.H5:Estimacion_Tiempos.AE5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52">
                <text:p text:id="Estimacion_Tiempos.H7:Estimacion_Tiempos.AE7"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chart:class="chart:line" chart:style-name="ch1">
        <chart:title svg:x="8.935cm" svg:y="0.138cm" chart:style-name="ch2">
          <text:p>Gráfico de tareas</text:p>
        </chart:title>
        <chart:legend chart:legend-position="end" svg:x="18.875cm" svg:y="3.172cm" chart:style-name="ch3"/>
        <chart:plot-area chart:style-name="ch4" table:cell-range-address="Estimacion_Tiempos.H5:Estimacion_Tiempos.AE6" chart:data-source-has-labels="row" svg:x="0.623cm" svg:y="0.672cm" svg:width="17.841cm" svg:height="5.914cm"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13cm" svg:y="5.283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timacion_Tiempos.H5:Estimacion_Tiempos.AE5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6">
                <text:p text:id="Estimacion_Tiempos.H6:Estimacion_Tiempos.AE6"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chart:class="chart:line" chart:style-name="ch1">
        <chart:title svg:x="8.896cm" svg:y="0.138cm" chart:style-name="ch2">
          <text:p>Gráfico individual</text:p>
        </chart:title>
        <chart:legend chart:legend-position="end" svg:x="18.769cm" svg:y="1.297cm" chart:style-name="ch3"/>
        <chart:plot-area chart:style-name="ch4" table:cell-range-address="Gráficos.A57:Gráficos.Y69" chart:data-source-has-labels="both" svg:x="0.627cm" svg:y="0.672cm" svg:width="17.729cm" svg:height="5.936cm"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15cm" svg:y="5.069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áficos.B57:Gráficos.Y57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Gráficos.A58:Gráficos.A58">Chelo</text:p>
              </table:table-cell>
              <table:table-cell office:value-type="float" office:value="0">
                <text:p text:id="Gráficos.B58:Gráficos.Y5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59:Gráficos.A59">Lean</text:p>
              </table:table-cell>
              <table:table-cell office:value-type="float" office:value="0">
                <text:p text:id="Gráficos.B59:Gráficos.Y5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0:Gráficos.A60">Pela</text:p>
              </table:table-cell>
              <table:table-cell office:value-type="float" office:value="72">
                <text:p text:id="Gráficos.B60:Gráficos.Y60"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1:Gráficos.A61">Pipo</text:p>
              </table:table-cell>
              <table:table-cell office:value-type="float" office:value="80">
                <text:p text:id="Gráficos.B61:Gráficos.Y61"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2:Gráficos.A62">Tincho</text:p>
              </table:table-cell>
              <table:table-cell office:value-type="float" office:value="0">
                <text:p text:id="Gráficos.B62:Gráficos.Y6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3:Gráficos.A63">TODOS</text:p>
              </table:table-cell>
              <table:table-cell office:value-type="float" office:value="0">
                <text:p text:id="Gráficos.B63:Gráficos.Y6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4:Gráficos.A64">0</text:p>
              </table:table-cell>
              <table:table-cell office:value-type="float" office:value="0">
                <text:p text:id="Gráficos.B64:Gráficos.Y6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5:Gráficos.A65">0</text:p>
              </table:table-cell>
              <table:table-cell office:value-type="float" office:value="0">
                <text:p text:id="Gráficos.B65:Gráficos.Y6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6:Gráficos.A66">0</text:p>
              </table:table-cell>
              <table:table-cell office:value-type="float" office:value="0">
                <text:p text:id="Gráficos.B66:Gráficos.Y6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7:Gráficos.A67">0</text:p>
              </table:table-cell>
              <table:table-cell office:value-type="float" office:value="0">
                <text:p text:id="Gráficos.B67:Gráficos.Y6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8:Gráficos.A68">0</text:p>
              </table:table-cell>
              <table:table-cell office:value-type="float" office:value="0">
                <text:p text:id="Gráficos.B68:Gráficos.Y6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9:Gráficos.A69">0</text:p>
              </table:table-cell>
              <table:table-cell office:value-type="float" office:value="0">
                <text:p text:id="Gráficos.B69:Gráficos.Y6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